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638in"/>
    </style:style>
    <style:style style:name="co3" style:family="table-column">
      <style:table-column-properties fo:break-before="auto" style:column-width="2.5126in"/>
    </style:style>
    <style:style style:name="co4" style:family="table-column">
      <style:table-column-properties fo:break-before="auto" style:column-width="1.24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Afghanistan</text:p>
          </table:table-cell>
          <table:table-cell office:value-type="float" office:value="27657145">
            <text:p>27657145</text:p>
          </table:table-cell>
          <table:table-cell office:value-type="string">
            <text:p>July 1, 2016</text:p>
          </table:table-cell>
          <table:table-cell office:value-type="string">
            <text:p>0.37%</text:p>
          </table:table-cell>
          <table:table-cell office:value-type="string">
            <text:p>AFG</text:p>
          </table:table-cell>
          <table:table-cell table:number-columns-repeated="6"/>
        </table:table-row>
        <table:table-row table:style-name="ro1">
          <table:table-cell office:value-type="string">
            <text:p>Albania</text:p>
          </table:table-cell>
          <table:table-cell office:value-type="float" office:value="2886026">
            <text:p>2886026</text:p>
          </table:table-cell>
          <table:table-cell office:value-type="string">
            <text:p>January 1, 2016</text:p>
          </table:table-cell>
          <table:table-cell office:value-type="string">
            <text:p>0.039%</text:p>
          </table:table-cell>
          <table:table-cell office:value-type="string">
            <text:p>ALB</text:p>
          </table:table-cell>
          <table:table-cell table:number-columns-repeated="6"/>
        </table:table-row>
        <table:table-row table:style-name="ro1">
          <table:table-cell office:value-type="string">
            <text:p>Algeria</text:p>
          </table:table-cell>
          <table:table-cell office:value-type="float" office:value="40400000">
            <text:p>40400000</text:p>
          </table:table-cell>
          <table:table-cell office:value-type="string">
            <text:p>July 1, 2016</text:p>
          </table:table-cell>
          <table:table-cell office:value-type="string">
            <text:p>0.54%</text:p>
          </table:table-cell>
          <table:table-cell office:value-type="string">
            <text:p>DZA</text:p>
          </table:table-cell>
          <table:table-cell table:number-columns-repeated="6"/>
        </table:table-row>
        <table:table-row table:style-name="ro1">
          <table:table-cell office:value-type="string">
            <text:p>American Samoa (U.S.)</text:p>
          </table:table-cell>
          <table:table-cell office:value-type="float" office:value="57100">
            <text:p>57100</text:p>
          </table:table-cell>
          <table:table-cell office:value-type="string">
            <text:p>July 1, 2015</text:p>
          </table:table-cell>
          <table:table-cell office:value-type="string">
            <text:p>0.00076%</text:p>
          </table:table-cell>
          <table:table-cell office:value-type="string">
            <text:p>ASM</text:p>
          </table:table-cell>
          <table:table-cell table:number-columns-repeated="6"/>
        </table:table-row>
        <table:table-row table:style-name="ro1">
          <table:table-cell office:value-type="string">
            <text:p>Andorra</text:p>
          </table:table-cell>
          <table:table-cell office:value-type="float" office:value="78014">
            <text:p>78014</text:p>
          </table:table-cell>
          <table:table-cell office:value-type="string">
            <text:p>December 31, 2015</text:p>
          </table:table-cell>
          <table:table-cell office:value-type="string">
            <text:p>0.001%</text:p>
          </table:table-cell>
          <table:table-cell office:value-type="string">
            <text:p>AND</text:p>
          </table:table-cell>
          <table:table-cell table:number-columns-repeated="6"/>
        </table:table-row>
        <table:table-row table:style-name="ro1">
          <table:table-cell office:value-type="string">
            <text:p>Angola</text:p>
          </table:table-cell>
          <table:table-cell office:value-type="float" office:value="25789024">
            <text:p>25789024</text:p>
          </table:table-cell>
          <table:table-cell office:value-type="string">
            <text:p>May 16, 2014</text:p>
          </table:table-cell>
          <table:table-cell office:value-type="string">
            <text:p>0.35%</text:p>
          </table:table-cell>
          <table:table-cell office:value-type="string">
            <text:p>AGO</text:p>
          </table:table-cell>
          <table:table-cell table:number-columns-repeated="6"/>
        </table:table-row>
        <table:table-row table:style-name="ro1">
          <table:table-cell office:value-type="string">
            <text:p>Anguilla (UK)</text:p>
          </table:table-cell>
          <table:table-cell office:value-type="float" office:value="13452">
            <text:p>13452</text:p>
          </table:table-cell>
          <table:table-cell office:value-type="string">
            <text:p>May 11, 2011</text:p>
          </table:table-cell>
          <table:table-cell office:value-type="string">
            <text:p>0.00018%</text:p>
          </table:table-cell>
          <table:table-cell office:value-type="string">
            <text:p>AIA</text:p>
          </table:table-cell>
          <table:table-cell table:number-columns-repeated="6"/>
        </table:table-row>
        <table:table-row table:style-name="ro1">
          <table:table-cell office:value-type="string">
            <text:p>Antigua and Barbuda</text:p>
          </table:table-cell>
          <table:table-cell office:value-type="float" office:value="86295">
            <text:p>86295</text:p>
          </table:table-cell>
          <table:table-cell office:value-type="string">
            <text:p>May 27, 2011</text:p>
          </table:table-cell>
          <table:table-cell office:value-type="string">
            <text:p>0.0012%</text:p>
          </table:table-cell>
          <table:table-cell office:value-type="string">
            <text:p>ATG</text:p>
          </table:table-cell>
          <table:table-cell table:number-columns-repeated="6"/>
        </table:table-row>
        <table:table-row table:style-name="ro1">
          <table:table-cell office:value-type="string">
            <text:p>Argentina</text:p>
          </table:table-cell>
          <table:table-cell office:value-type="float" office:value="43850000">
            <text:p>43850000</text:p>
          </table:table-cell>
          <table:table-cell office:value-type="string">
            <text:p>July 1, 2016</text:p>
          </table:table-cell>
          <table:table-cell office:value-type="string">
            <text:p>0.59%</text:p>
          </table:table-cell>
          <table:table-cell office:value-type="string">
            <text:p>ARG</text:p>
          </table:table-cell>
          <table:table-cell table:number-columns-repeated="6"/>
        </table:table-row>
        <table:table-row table:style-name="ro1">
          <table:table-cell office:value-type="string">
            <text:p>Armenia</text:p>
          </table:table-cell>
          <table:table-cell office:value-type="float" office:value="2993900">
            <text:p>2993900</text:p>
          </table:table-cell>
          <table:table-cell office:value-type="string">
            <text:p>September 30, 2016</text:p>
          </table:table-cell>
          <table:table-cell office:value-type="string">
            <text:p>0.04%</text:p>
          </table:table-cell>
          <table:table-cell office:value-type="string">
            <text:p>ARM</text:p>
          </table:table-cell>
          <table:table-cell table:number-columns-repeated="6"/>
        </table:table-row>
        <table:table-row table:style-name="ro1">
          <table:table-cell office:value-type="string">
            <text:p>Aruba (Netherlands)</text:p>
          </table:table-cell>
          <table:table-cell office:value-type="float" office:value="110108">
            <text:p>110108</text:p>
          </table:table-cell>
          <table:table-cell office:value-type="string">
            <text:p>December 31, 2015</text:p>
          </table:table-cell>
          <table:table-cell office:value-type="string">
            <text:p>0.0015%</text:p>
          </table:table-cell>
          <table:table-cell office:value-type="string">
            <text:p>ABW</text:p>
          </table:table-cell>
          <table:table-cell table:number-columns-repeated="6"/>
        </table:table-row>
        <table:table-row table:style-name="ro1">
          <table:table-cell office:value-type="string">
            <text:p>Australia</text:p>
          </table:table-cell>
          <table:table-cell office:value-type="float" office:value="24290200">
            <text:p>24290200</text:p>
          </table:table-cell>
          <table:table-cell office:value-type="string">
            <text:p>December 2, 2016</text:p>
          </table:table-cell>
          <table:table-cell office:value-type="string">
            <text:p>0.325%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1">
          <table:table-cell office:value-type="string">
            <text:p>Austria</text:p>
          </table:table-cell>
          <table:table-cell office:value-type="float" office:value="8767919">
            <text:p>8767919</text:p>
          </table:table-cell>
          <table:table-cell office:value-type="string">
            <text:p>October 1, 2016</text:p>
          </table:table-cell>
          <table:table-cell office:value-type="string">
            <text:p>0.117%</text:p>
          </table:table-cell>
          <table:table-cell office:value-type="string">
            <text:p>AUT</text:p>
          </table:table-cell>
          <table:table-cell table:number-columns-repeated="6"/>
        </table:table-row>
        <table:table-row table:style-name="ro1">
          <table:table-cell office:value-type="string">
            <text:p>Azerbaijan</text:p>
          </table:table-cell>
          <table:table-cell office:value-type="float" office:value="9784600">
            <text:p>9784600</text:p>
          </table:table-cell>
          <table:table-cell office:value-type="string">
            <text:p>October 1, 2016</text:p>
          </table:table-cell>
          <table:table-cell office:value-type="string">
            <text:p>0.13%</text:p>
          </table:table-cell>
          <table:table-cell office:value-type="string">
            <text:p>AZE</text:p>
          </table:table-cell>
          <table:table-cell table:number-columns-repeated="6"/>
        </table:table-row>
        <table:table-row table:style-name="ro1">
          <table:table-cell office:value-type="string">
            <text:p>Bahamas</text:p>
          </table:table-cell>
          <table:table-cell office:value-type="float" office:value="378040">
            <text:p>378040</text:p>
          </table:table-cell>
          <table:table-cell office:value-type="string">
            <text:p>July 1, 2016</text:p>
          </table:table-cell>
          <table:table-cell office:value-type="string">
            <text:p>0.0051%</text:p>
          </table:table-cell>
          <table:table-cell office:value-type="string">
            <text:p>BHS</text:p>
          </table:table-cell>
          <table:table-cell table:number-columns-repeated="6"/>
        </table:table-row>
        <table:table-row table:style-name="ro1">
          <table:table-cell office:value-type="string">
            <text:p>Bahrain</text:p>
          </table:table-cell>
          <table:table-cell office:value-type="float" office:value="1404900">
            <text:p>1404900</text:p>
          </table:table-cell>
          <table:table-cell office:value-type="string">
            <text:p>July 1, 2016</text:p>
          </table:table-cell>
          <table:table-cell office:value-type="string">
            <text:p>0.019%</text:p>
          </table:table-cell>
          <table:table-cell office:value-type="string">
            <text:p>BHR</text:p>
          </table:table-cell>
          <table:table-cell table:number-columns-repeated="6"/>
        </table:table-row>
        <table:table-row table:style-name="ro1">
          <table:table-cell office:value-type="string">
            <text:p>Bangladesh</text:p>
          </table:table-cell>
          <table:table-cell office:value-type="float" office:value="161525000">
            <text:p>161525000</text:p>
          </table:table-cell>
          <table:table-cell office:value-type="string">
            <text:p>December 2, 2016</text:p>
          </table:table-cell>
          <table:table-cell office:value-type="string">
            <text:p>2.16%</text:p>
          </table:table-cell>
          <table:table-cell office:value-type="string">
            <text:p>BGD</text:p>
          </table:table-cell>
          <table:table-cell table:number-columns-repeated="6"/>
        </table:table-row>
        <table:table-row table:style-name="ro1">
          <table:table-cell office:value-type="string">
            <text:p>Barbados</text:p>
          </table:table-cell>
          <table:table-cell office:value-type="float" office:value="285000">
            <text:p>285000</text:p>
          </table:table-cell>
          <table:table-cell office:value-type="string">
            <text:p>July 1, 2016</text:p>
          </table:table-cell>
          <table:table-cell office:value-type="string">
            <text:p>0.0038%</text:p>
          </table:table-cell>
          <table:table-cell office:value-type="string">
            <text:p>BRB</text:p>
          </table:table-cell>
          <table:table-cell table:number-columns-repeated="6"/>
        </table:table-row>
        <table:table-row table:style-name="ro1">
          <table:table-cell office:value-type="string">
            <text:p>Belarus</text:p>
          </table:table-cell>
          <table:table-cell office:value-type="float" office:value="9505200">
            <text:p>9505200</text:p>
          </table:table-cell>
          <table:table-cell office:value-type="string">
            <text:p>October 1, 2016</text:p>
          </table:table-cell>
          <table:table-cell office:value-type="string">
            <text:p>0.127%</text:p>
          </table:table-cell>
          <table:table-cell office:value-type="string">
            <text:p>BLR</text:p>
          </table:table-cell>
          <table:table-cell table:number-columns-repeated="6"/>
        </table:table-row>
        <table:table-row table:style-name="ro1">
          <table:table-cell office:value-type="string">
            <text:p>Belgium</text:p>
          </table:table-cell>
          <table:table-cell office:value-type="float" office:value="11342835">
            <text:p>11342835</text:p>
          </table:table-cell>
          <table:table-cell office:value-type="string">
            <text:p>October 1, 2016</text:p>
          </table:table-cell>
          <table:table-cell office:value-type="string">
            <text:p>0.15%</text:p>
          </table:table-cell>
          <table:table-cell office:value-type="string">
            <text:p>BEL</text:p>
          </table:table-cell>
          <table:table-cell table:number-columns-repeated="6"/>
        </table:table-row>
        <table:table-row table:style-name="ro1">
          <table:table-cell office:value-type="string">
            <text:p>Belize</text:p>
          </table:table-cell>
          <table:table-cell office:value-type="float" office:value="380010">
            <text:p>380010</text:p>
          </table:table-cell>
          <table:table-cell office:value-type="string">
            <text:p>October 1, 2016</text:p>
          </table:table-cell>
          <table:table-cell office:value-type="string">
            <text:p>0.0051%</text:p>
          </table:table-cell>
          <table:table-cell office:value-type="string">
            <text:p>BLZ</text:p>
          </table:table-cell>
          <table:table-cell table:number-columns-repeated="6"/>
        </table:table-row>
        <table:table-row table:style-name="ro1">
          <table:table-cell office:value-type="string">
            <text:p>Benin</text:p>
          </table:table-cell>
          <table:table-cell office:value-type="float" office:value="10653654">
            <text:p>10653654</text:p>
          </table:table-cell>
          <table:table-cell office:value-type="string">
            <text:p>July 1, 2016</text:p>
          </table:table-cell>
          <table:table-cell office:value-type="string">
            <text:p>0.14%</text:p>
          </table:table-cell>
          <table:table-cell office:value-type="string">
            <text:p>BEN</text:p>
          </table:table-cell>
          <table:table-cell table:number-columns-repeated="6"/>
        </table:table-row>
        <table:table-row table:style-name="ro1">
          <table:table-cell office:value-type="string">
            <text:p>Bermuda (UK)</text:p>
          </table:table-cell>
          <table:table-cell office:value-type="float" office:value="61954">
            <text:p>61954</text:p>
          </table:table-cell>
          <table:table-cell office:value-type="string">
            <text:p>July 1, 2013</text:p>
          </table:table-cell>
          <table:table-cell office:value-type="string">
            <text:p>0.00083%</text:p>
          </table:table-cell>
          <table:table-cell office:value-type="string">
            <text:p>BMU</text:p>
          </table:table-cell>
          <table:table-cell table:number-columns-repeated="6"/>
        </table:table-row>
        <table:table-row table:style-name="ro1">
          <table:table-cell office:value-type="string">
            <text:p>Bhutan</text:p>
          </table:table-cell>
          <table:table-cell office:value-type="float" office:value="780880">
            <text:p>780880</text:p>
          </table:table-cell>
          <table:table-cell office:value-type="string">
            <text:p>December 2, 2016</text:p>
          </table:table-cell>
          <table:table-cell office:value-type="string">
            <text:p>0.0105%</text:p>
          </table:table-cell>
          <table:table-cell office:value-type="string">
            <text:p>BTN</text:p>
          </table:table-cell>
          <table:table-cell table:number-columns-repeated="6"/>
        </table:table-row>
        <table:table-row table:style-name="ro1">
          <table:table-cell office:value-type="string">
            <text:p>Bolivia</text:p>
          </table:table-cell>
          <table:table-cell office:value-type="float" office:value="10985059">
            <text:p>10985059</text:p>
          </table:table-cell>
          <table:table-cell office:value-type="string">
            <text:p>July 1, 2016</text:p>
          </table:table-cell>
          <table:table-cell office:value-type="string">
            <text:p>0.15%</text:p>
          </table:table-cell>
          <table:table-cell office:value-type="string">
            <text:p>BOL</text:p>
          </table:table-cell>
          <table:table-cell table:number-columns-repeated="6"/>
        </table:table-row>
        <table:table-row table:style-name="ro1">
          <table:table-cell office:value-type="string">
            <text:p>Bosnia and Herzegovina</text:p>
          </table:table-cell>
          <table:table-cell office:value-type="float" office:value="3531159">
            <text:p>3531159</text:p>
          </table:table-cell>
          <table:table-cell office:value-type="string">
            <text:p>October 15, 2013</text:p>
          </table:table-cell>
          <table:table-cell office:value-type="string">
            <text:p>0.047%</text:p>
          </table:table-cell>
          <table:table-cell office:value-type="string">
            <text:p>BIH</text:p>
          </table:table-cell>
          <table:table-cell table:number-columns-repeated="6"/>
        </table:table-row>
        <table:table-row table:style-name="ro1">
          <table:table-cell office:value-type="string">
            <text:p>Botswana</text:p>
          </table:table-cell>
          <table:table-cell office:value-type="float" office:value="2230905">
            <text:p>2230905</text:p>
          </table:table-cell>
          <table:table-cell office:value-type="string">
            <text:p>July 1, 2016</text:p>
          </table:table-cell>
          <table:table-cell office:value-type="string">
            <text:p>0.03%</text:p>
          </table:table-cell>
          <table:table-cell office:value-type="string">
            <text:p>BWA</text:p>
          </table:table-cell>
          <table:table-cell table:number-columns-repeated="6"/>
        </table:table-row>
        <table:table-row table:style-name="ro1">
          <table:table-cell office:value-type="string">
            <text:p>Brazil</text:p>
          </table:table-cell>
          <table:table-cell office:value-type="float" office:value="206771000">
            <text:p>206771000</text:p>
          </table:table-cell>
          <table:table-cell office:value-type="string">
            <text:p>December 2, 2016</text:p>
          </table:table-cell>
          <table:table-cell office:value-type="string">
            <text:p>2.77%</text:p>
          </table:table-cell>
          <table:table-cell office:value-type="string">
            <text:p>BRA</text:p>
          </table:table-cell>
          <table:table-cell table:number-columns-repeated="6"/>
        </table:table-row>
        <table:table-row table:style-name="ro1">
          <table:table-cell office:value-type="string">
            <text:p>Brunei</text:p>
          </table:table-cell>
          <table:table-cell office:value-type="float" office:value="417200">
            <text:p>417200</text:p>
          </table:table-cell>
          <table:table-cell office:value-type="string">
            <text:p>July 1, 2015</text:p>
          </table:table-cell>
          <table:table-cell office:value-type="string">
            <text:p>0.0056%</text:p>
          </table:table-cell>
          <table:table-cell office:value-type="string">
            <text:p>BRN</text:p>
          </table:table-cell>
          <table:table-cell table:number-columns-repeated="6"/>
        </table:table-row>
        <table:table-row table:style-name="ro1">
          <table:table-cell office:value-type="string">
            <text:p>Bulgaria</text:p>
          </table:table-cell>
          <table:table-cell office:value-type="float" office:value="7153784">
            <text:p>7153784</text:p>
          </table:table-cell>
          <table:table-cell office:value-type="string">
            <text:p>December 31, 2015</text:p>
          </table:table-cell>
          <table:table-cell office:value-type="string">
            <text:p>0.096%</text:p>
          </table:table-cell>
          <table:table-cell office:value-type="string">
            <text:p>BGR</text:p>
          </table:table-cell>
          <table:table-cell table:number-columns-repeated="6"/>
        </table:table-row>
        <table:table-row table:style-name="ro1">
          <table:table-cell office:value-type="string">
            <text:p>Burkina Faso</text:p>
          </table:table-cell>
          <table:table-cell office:value-type="float" office:value="19034397">
            <text:p>19034397</text:p>
          </table:table-cell>
          <table:table-cell office:value-type="string">
            <text:p>July 1, 2016</text:p>
          </table:table-cell>
          <table:table-cell office:value-type="string">
            <text:p>0.25%</text:p>
          </table:table-cell>
          <table:table-cell office:value-type="string">
            <text:p>BFA</text:p>
          </table:table-cell>
          <table:table-cell table:number-columns-repeated="6"/>
        </table:table-row>
        <table:table-row table:style-name="ro1">
          <table:table-cell office:value-type="string">
            <text:p>Burundi</text:p>
          </table:table-cell>
          <table:table-cell office:value-type="float" office:value="10114505">
            <text:p>10114505</text:p>
          </table:table-cell>
          <table:table-cell office:value-type="string">
            <text:p>July 1, 2016</text:p>
          </table:table-cell>
          <table:table-cell office:value-type="string">
            <text:p>0.14%</text:p>
          </table:table-cell>
          <table:table-cell office:value-type="string">
            <text:p>BDI</text:p>
          </table:table-cell>
          <table:table-cell table:number-columns-repeated="6"/>
        </table:table-row>
        <table:table-row table:style-name="ro1">
          <table:table-cell office:value-type="string">
            <text:p>Cambodia</text:p>
          </table:table-cell>
          <table:table-cell office:value-type="float" office:value="15626444">
            <text:p>15626444</text:p>
          </table:table-cell>
          <table:table-cell office:value-type="string">
            <text:p>July 1, 2016</text:p>
          </table:table-cell>
          <table:table-cell office:value-type="string">
            <text:p>0.21%</text:p>
          </table:table-cell>
          <table:table-cell office:value-type="string">
            <text:p>KHM</text:p>
          </table:table-cell>
          <table:table-cell table:number-columns-repeated="6"/>
        </table:table-row>
        <table:table-row table:style-name="ro1">
          <table:table-cell office:value-type="string">
            <text:p>Cameroon</text:p>
          </table:table-cell>
          <table:table-cell office:value-type="float" office:value="22709892">
            <text:p>22709892</text:p>
          </table:table-cell>
          <table:table-cell office:value-type="string">
            <text:p>July 1, 2016</text:p>
          </table:table-cell>
          <table:table-cell office:value-type="string">
            <text:p>0.3%</text:p>
          </table:table-cell>
          <table:table-cell office:value-type="string">
            <text:p>CMR</text:p>
          </table:table-cell>
          <table:table-cell table:number-columns-repeated="6"/>
        </table:table-row>
        <table:table-row table:style-name="ro1">
          <table:table-cell office:value-type="string">
            <text:p>Canada</text:p>
          </table:table-cell>
          <table:table-cell office:value-type="float" office:value="36379200">
            <text:p>36379200</text:p>
          </table:table-cell>
          <table:table-cell office:value-type="string">
            <text:p>December 2, 2016</text:p>
          </table:table-cell>
          <table:table-cell office:value-type="string">
            <text:p>0.487%</text:p>
          </table:table-cell>
          <table:table-cell office:value-type="string">
            <text:p>CAN</text:p>
          </table:table-cell>
          <table:table-cell table:number-columns-repeated="6"/>
        </table:table-row>
        <table:table-row table:style-name="ro1">
          <table:table-cell office:value-type="string">
            <text:p>Cape Verde</text:p>
          </table:table-cell>
          <table:table-cell office:value-type="float" office:value="531239">
            <text:p>531239</text:p>
          </table:table-cell>
          <table:table-cell office:value-type="string">
            <text:p>July 1, 2016</text:p>
          </table:table-cell>
          <table:table-cell office:value-type="string">
            <text:p>0.0071%</text:p>
          </table:table-cell>
          <table:table-cell office:value-type="string">
            <text:p>CPV</text:p>
          </table:table-cell>
          <table:table-cell table:number-columns-repeated="6"/>
        </table:table-row>
        <table:table-row table:style-name="ro1">
          <table:table-cell office:value-type="string">
            <text:p>Cayman Islands (UK)</text:p>
          </table:table-cell>
          <table:table-cell office:value-type="float" office:value="60413">
            <text:p>60413</text:p>
          </table:table-cell>
          <table:table-cell office:value-type="string">
            <text:p>December 31, 2015</text:p>
          </table:table-cell>
          <table:table-cell office:value-type="string">
            <text:p>0.00081%</text:p>
          </table:table-cell>
          <table:table-cell office:value-type="string">
            <text:p>CYM</text:p>
          </table:table-cell>
          <table:table-cell table:number-columns-repeated="6"/>
        </table:table-row>
        <table:table-row table:style-name="ro1">
          <table:table-cell office:value-type="string">
            <text:p>Central African Republic</text:p>
          </table:table-cell>
          <table:table-cell office:value-type="float" office:value="4998000">
            <text:p>4998000</text:p>
          </table:table-cell>
          <table:table-cell office:value-type="string">
            <text:p>July 1, 2016</text:p>
          </table:table-cell>
          <table:table-cell office:value-type="string">
            <text:p>0.067%</text:p>
          </table:table-cell>
          <table:table-cell office:value-type="string">
            <text:p>CAF</text:p>
          </table:table-cell>
          <table:table-cell table:number-columns-repeated="6"/>
        </table:table-row>
        <table:table-row table:style-name="ro1">
          <table:table-cell office:value-type="string">
            <text:p>Chad</text:p>
          </table:table-cell>
          <table:table-cell office:value-type="float" office:value="14497000">
            <text:p>14497000</text:p>
          </table:table-cell>
          <table:table-cell office:value-type="string">
            <text:p>July 1, 2016</text:p>
          </table:table-cell>
          <table:table-cell office:value-type="string">
            <text:p>0.19%</text:p>
          </table:table-cell>
          <table:table-cell office:value-type="string">
            <text:p>TCD</text:p>
          </table:table-cell>
          <table:table-cell table:number-columns-repeated="6"/>
        </table:table-row>
        <table:table-row table:style-name="ro1">
          <table:table-cell office:value-type="string">
            <text:p>Chile</text:p>
          </table:table-cell>
          <table:table-cell office:value-type="float" office:value="18191900">
            <text:p>18191900</text:p>
          </table:table-cell>
          <table:table-cell office:value-type="string">
            <text:p>July 1, 2016</text:p>
          </table:table-cell>
          <table:table-cell office:value-type="string">
            <text:p>0.24%</text:p>
          </table:table-cell>
          <table:table-cell office:value-type="string">
            <text:p>CHL</text:p>
          </table:table-cell>
          <table:table-cell table:number-columns-repeated="6"/>
        </table:table-row>
        <table:table-row table:style-name="ro1">
          <table:table-cell office:value-type="string">
            <text:p>China</text:p>
          </table:table-cell>
          <table:table-cell office:value-type="float" office:value="1380190000">
            <text:p>1380190000</text:p>
          </table:table-cell>
          <table:table-cell office:value-type="string">
            <text:p>December 2, 2016</text:p>
          </table:table-cell>
          <table:table-cell office:value-type="string">
            <text:p>18.5%</text:p>
          </table:table-cell>
          <table:table-cell office:value-type="string">
            <text:p>CHN</text:p>
          </table:table-cell>
          <table:table-cell table:number-columns-repeated="6"/>
        </table:table-row>
        <table:table-row table:style-name="ro1">
          <table:table-cell office:value-type="string">
            <text:p>Christmas Island (Australia)</text:p>
          </table:table-cell>
          <table:table-cell office:value-type="float" office:value="2072">
            <text:p>2072</text:p>
          </table:table-cell>
          <table:table-cell office:value-type="string">
            <text:p>August 9, 2011</text:p>
          </table:table-cell>
          <table:table-cell office:value-type="string">
            <text:p>0.000028%</text:p>
          </table:table-cell>
          <table:table-cell office:value-type="string">
            <text:p>CXR</text:p>
          </table:table-cell>
          <table:table-cell table:number-columns-repeated="6"/>
        </table:table-row>
        <table:table-row table:style-name="ro1">
          <table:table-cell office:value-type="string">
            <text:p>Cocos (Keeling) Islands (Australia)</text:p>
          </table:table-cell>
          <table:table-cell office:value-type="float" office:value="550">
            <text:p>550</text:p>
          </table:table-cell>
          <table:table-cell office:value-type="string">
            <text:p>August 9, 2011</text:p>
          </table:table-cell>
          <table:table-cell office:value-type="string">
            <text:p>0.0000074%</text:p>
          </table:table-cell>
          <table:table-cell office:value-type="string">
            <text:p>CCK</text:p>
          </table:table-cell>
          <table:table-cell table:number-columns-repeated="6"/>
        </table:table-row>
        <table:table-row table:style-name="ro1">
          <table:table-cell office:value-type="string">
            <text:p>Colombia</text:p>
          </table:table-cell>
          <table:table-cell office:value-type="float" office:value="48950800">
            <text:p>48950800</text:p>
          </table:table-cell>
          <table:table-cell office:value-type="string">
            <text:p>December 2, 2016</text:p>
          </table:table-cell>
          <table:table-cell office:value-type="string">
            <text:p>0.656%</text:p>
          </table:table-cell>
          <table:table-cell office:value-type="string">
            <text:p>COL</text:p>
          </table:table-cell>
          <table:table-cell table:number-columns-repeated="6"/>
        </table:table-row>
        <table:table-row table:style-name="ro1">
          <table:table-cell office:value-type="string">
            <text:p>Comoros</text:p>
          </table:table-cell>
          <table:table-cell office:value-type="float" office:value="806153">
            <text:p>806153</text:p>
          </table:table-cell>
          <table:table-cell office:value-type="string">
            <text:p>July 1, 2016</text:p>
          </table:table-cell>
          <table:table-cell office:value-type="string">
            <text:p>0.011%</text:p>
          </table:table-cell>
          <table:table-cell office:value-type="string">
            <text:p>COM</text:p>
          </table:table-cell>
          <table:table-cell table:number-columns-repeated="6"/>
        </table:table-row>
        <table:table-row table:style-name="ro1">
          <table:table-cell office:value-type="string">
            <text:p>Cook Islands</text:p>
          </table:table-cell>
          <table:table-cell office:value-type="float" office:value="18100">
            <text:p>18100</text:p>
          </table:table-cell>
          <table:table-cell office:value-type="string">
            <text:p>March 1, 2016</text:p>
          </table:table-cell>
          <table:table-cell office:value-type="string">
            <text:p>0.00024%</text:p>
          </table:table-cell>
          <table:table-cell office:value-type="string">
            <text:p>COK</text:p>
          </table:table-cell>
          <table:table-cell table:number-columns-repeated="6"/>
        </table:table-row>
        <table:table-row table:style-name="ro1">
          <table:table-cell office:value-type="string">
            <text:p>Costa Rica</text:p>
          </table:table-cell>
          <table:table-cell office:value-type="float" office:value="4890379">
            <text:p>4890379</text:p>
          </table:table-cell>
          <table:table-cell office:value-type="string">
            <text:p>June 30, 2016</text:p>
          </table:table-cell>
          <table:table-cell office:value-type="string">
            <text:p>0.065%</text:p>
          </table:table-cell>
          <table:table-cell office:value-type="string">
            <text:p>CRI</text:p>
          </table:table-cell>
          <table:table-cell table:number-columns-repeated="6"/>
        </table:table-row>
        <table:table-row table:style-name="ro1">
          <table:table-cell office:value-type="string">
            <text:p>Croatia</text:p>
          </table:table-cell>
          <table:table-cell office:value-type="float" office:value="4190669">
            <text:p>4190669</text:p>
          </table:table-cell>
          <table:table-cell office:value-type="string">
            <text:p>December 31, 2015</text:p>
          </table:table-cell>
          <table:table-cell office:value-type="string">
            <text:p>0.056%</text:p>
          </table:table-cell>
          <table:table-cell office:value-type="string">
            <text:p>HRV</text:p>
          </table:table-cell>
          <table:table-cell table:number-columns-repeated="6"/>
        </table:table-row>
        <table:table-row table:style-name="ro1">
          <table:table-cell office:value-type="string">
            <text:p>Cuba</text:p>
          </table:table-cell>
          <table:table-cell office:value-type="float" office:value="11239004">
            <text:p>11239004</text:p>
          </table:table-cell>
          <table:table-cell office:value-type="string">
            <text:p>December 31, 2015</text:p>
          </table:table-cell>
          <table:table-cell office:value-type="string">
            <text:p>0.15%</text:p>
          </table:table-cell>
          <table:table-cell office:value-type="string">
            <text:p>CUB</text:p>
          </table:table-cell>
          <table:table-cell table:number-columns-repeated="6"/>
        </table:table-row>
        <table:table-row table:style-name="ro1">
          <table:table-cell office:value-type="string">
            <text:p>Curacao (Netherlands)</text:p>
          </table:table-cell>
          <table:table-cell office:value-type="float" office:value="158986">
            <text:p>158986</text:p>
          </table:table-cell>
          <table:table-cell office:value-type="string">
            <text:p>January 1, 2016</text:p>
          </table:table-cell>
          <table:table-cell office:value-type="string">
            <text:p>0.0021%</text:p>
          </table:table-cell>
          <table:table-cell office:value-type="string">
            <text:p>CUW</text:p>
          </table:table-cell>
          <table:table-cell table:number-columns-repeated="6"/>
        </table:table-row>
        <table:table-row table:style-name="ro1">
          <table:table-cell office:value-type="string">
            <text:p>Cyprus[Note 15]</text:p>
          </table:table-cell>
          <table:table-cell office:value-type="float" office:value="847000">
            <text:p>847000</text:p>
          </table:table-cell>
          <table:table-cell office:value-type="string">
            <text:p>December 31, 2014</text:p>
          </table:table-cell>
          <table:table-cell office:value-type="string">
            <text:p>0.011%</text:p>
          </table:table-cell>
          <table:table-cell office:value-type="string">
            <text:p>CYP</text:p>
          </table:table-cell>
          <table:table-cell table:number-columns-repeated="6"/>
        </table:table-row>
        <table:table-row table:style-name="ro1">
          <table:table-cell office:value-type="string">
            <text:p>Czech Republic</text:p>
          </table:table-cell>
          <table:table-cell office:value-type="float" office:value="10564866">
            <text:p>10564866</text:p>
          </table:table-cell>
          <table:table-cell office:value-type="string">
            <text:p>June 30, 2016</text:p>
          </table:table-cell>
          <table:table-cell office:value-type="string">
            <text:p>0.14%</text:p>
          </table:table-cell>
          <table:table-cell office:value-type="string">
            <text:p>CZE</text:p>
          </table:table-cell>
          <table:table-cell table:number-columns-repeated="6"/>
        </table:table-row>
        <table:table-row table:style-name="ro1">
          <table:table-cell office:value-type="string">
            <text:p>Democratic Republic of the Congo</text:p>
          </table:table-cell>
          <table:table-cell office:value-type="float" office:value="85110000">
            <text:p>85110000</text:p>
          </table:table-cell>
          <table:table-cell office:value-type="string">
            <text:p>July 1, 2016</text:p>
          </table:table-cell>
          <table:table-cell office:value-type="string">
            <text:p>1.1%</text:p>
          </table:table-cell>
          <table:table-cell office:value-type="string">
            <text:p>COD</text:p>
          </table:table-cell>
          <table:table-cell table:number-columns-repeated="6"/>
        </table:table-row>
        <table:table-row table:style-name="ro1">
          <table:table-cell office:value-type="string">
            <text:p>Denmark</text:p>
          </table:table-cell>
          <table:table-cell office:value-type="float" office:value="5745526">
            <text:p>5745526</text:p>
          </table:table-cell>
          <table:table-cell office:value-type="string">
            <text:p>October 1, 2016</text:p>
          </table:table-cell>
          <table:table-cell office:value-type="string">
            <text:p>0.077%</text:p>
          </table:table-cell>
          <table:table-cell office:value-type="string">
            <text:p>DNK</text:p>
          </table:table-cell>
          <table:table-cell table:number-columns-repeated="6"/>
        </table:table-row>
        <table:table-row table:style-name="ro1">
          <table:table-cell office:value-type="string">
            <text:p>Djibouti</text:p>
          </table:table-cell>
          <table:table-cell office:value-type="float" office:value="900000">
            <text:p>900000</text:p>
          </table:table-cell>
          <table:table-cell office:value-type="string">
            <text:p>July 1, 2016</text:p>
          </table:table-cell>
          <table:table-cell office:value-type="string">
            <text:p>0.012%</text:p>
          </table:table-cell>
          <table:table-cell office:value-type="string">
            <text:p>DJI</text:p>
          </table:table-cell>
          <table:table-cell table:number-columns-repeated="6"/>
        </table:table-row>
        <table:table-row table:style-name="ro1">
          <table:table-cell office:value-type="string">
            <text:p>Dominica</text:p>
          </table:table-cell>
          <table:table-cell office:value-type="float" office:value="71293">
            <text:p>71293</text:p>
          </table:table-cell>
          <table:table-cell office:value-type="string">
            <text:p>May 14, 2011</text:p>
          </table:table-cell>
          <table:table-cell office:value-type="string">
            <text:p>0.00095%</text:p>
          </table:table-cell>
          <table:table-cell office:value-type="string">
            <text:p>DMA</text:p>
          </table:table-cell>
          <table:table-cell table:number-columns-repeated="6"/>
        </table:table-row>
        <table:table-row table:style-name="ro1">
          <table:table-cell office:value-type="string">
            <text:p>Dominican Republic</text:p>
          </table:table-cell>
          <table:table-cell office:value-type="float" office:value="10075045">
            <text:p>10075045</text:p>
          </table:table-cell>
          <table:table-cell office:value-type="string">
            <text:p>July 1, 2016</text:p>
          </table:table-cell>
          <table:table-cell office:value-type="string">
            <text:p>0.13%</text:p>
          </table:table-cell>
          <table:table-cell office:value-type="string">
            <text:p>DOM</text:p>
          </table:table-cell>
          <table:table-cell table:number-columns-repeated="6"/>
        </table:table-row>
        <table:table-row table:style-name="ro1">
          <table:table-cell office:value-type="string">
            <text:p>Ecuador</text:p>
          </table:table-cell>
          <table:table-cell office:value-type="float" office:value="16634200">
            <text:p>16634200</text:p>
          </table:table-cell>
          <table:table-cell office:value-type="string">
            <text:p>December 2, 2016</text:p>
          </table:table-cell>
          <table:table-cell office:value-type="string">
            <text:p>0.223%</text:p>
          </table:table-cell>
          <table:table-cell office:value-type="string">
            <text:p>ECU</text:p>
          </table:table-cell>
          <table:table-cell table:number-columns-repeated="6"/>
        </table:table-row>
        <table:table-row table:style-name="ro1">
          <table:table-cell office:value-type="string">
            <text:p>Egypt</text:p>
          </table:table-cell>
          <table:table-cell office:value-type="float" office:value="92043800">
            <text:p>92043800</text:p>
          </table:table-cell>
          <table:table-cell office:value-type="string">
            <text:p>December 2, 2016</text:p>
          </table:table-cell>
          <table:table-cell office:value-type="string">
            <text:p>1.23%</text:p>
          </table:table-cell>
          <table:table-cell office:value-type="string">
            <text:p>EGY</text:p>
          </table:table-cell>
          <table:table-cell table:number-columns-repeated="6"/>
        </table:table-row>
        <table:table-row table:style-name="ro1">
          <table:table-cell office:value-type="string">
            <text:p>El Salvador</text:p>
          </table:table-cell>
          <table:table-cell office:value-type="float" office:value="6520675">
            <text:p>6520675</text:p>
          </table:table-cell>
          <table:table-cell office:value-type="string">
            <text:p>February 13, 2015</text:p>
          </table:table-cell>
          <table:table-cell office:value-type="string">
            <text:p>0.087%</text:p>
          </table:table-cell>
          <table:table-cell office:value-type="string">
            <text:p>SLV</text:p>
          </table:table-cell>
          <table:table-cell table:number-columns-repeated="6"/>
        </table:table-row>
        <table:table-row table:style-name="ro1">
          <table:table-cell office:value-type="string">
            <text:p>Equatorial Guinea</text:p>
          </table:table-cell>
          <table:table-cell office:value-type="float" office:value="1222442">
            <text:p>1222442</text:p>
          </table:table-cell>
          <table:table-cell office:value-type="string">
            <text:p>July 4, 2015</text:p>
          </table:table-cell>
          <table:table-cell office:value-type="string">
            <text:p>0.016%</text:p>
          </table:table-cell>
          <table:table-cell office:value-type="string">
            <text:p>GNQ</text:p>
          </table:table-cell>
          <table:table-cell table:number-columns-repeated="6"/>
        </table:table-row>
        <table:table-row table:style-name="ro1">
          <table:table-cell office:value-type="string">
            <text:p>Eritrea</text:p>
          </table:table-cell>
          <table:table-cell office:value-type="float" office:value="5352000">
            <text:p>5352000</text:p>
          </table:table-cell>
          <table:table-cell office:value-type="string">
            <text:p>July 1, 2016</text:p>
          </table:table-cell>
          <table:table-cell office:value-type="string">
            <text:p>0.072%</text:p>
          </table:table-cell>
          <table:table-cell office:value-type="string">
            <text:p>ERI</text:p>
          </table:table-cell>
          <table:table-cell table:number-columns-repeated="6"/>
        </table:table-row>
        <table:table-row table:style-name="ro1">
          <table:table-cell office:value-type="string">
            <text:p>Estonia</text:p>
          </table:table-cell>
          <table:table-cell office:value-type="float" office:value="1315944">
            <text:p>1315944</text:p>
          </table:table-cell>
          <table:table-cell office:value-type="string">
            <text:p>January 1, 2016</text:p>
          </table:table-cell>
          <table:table-cell office:value-type="string">
            <text:p>0.018%</text:p>
          </table:table-cell>
          <table:table-cell office:value-type="string">
            <text:p>EST</text:p>
          </table:table-cell>
          <table:table-cell table:number-columns-repeated="6"/>
        </table:table-row>
        <table:table-row table:style-name="ro1">
          <table:table-cell office:value-type="string">
            <text:p>Ethiopia</text:p>
          </table:table-cell>
          <table:table-cell office:value-type="float" office:value="101853000">
            <text:p>101853000</text:p>
          </table:table-cell>
          <table:table-cell office:value-type="string">
            <text:p>July 1, 2016</text:p>
          </table:table-cell>
          <table:table-cell office:value-type="string">
            <text:p>1.36%</text:p>
          </table:table-cell>
          <table:table-cell office:value-type="string">
            <text:p>ETH</text:p>
          </table:table-cell>
          <table:table-cell table:number-columns-repeated="6"/>
        </table:table-row>
        <table:table-row table:style-name="ro1">
          <table:table-cell office:value-type="string">
            <text:p>Falkland Islands (UK)</text:p>
          </table:table-cell>
          <table:table-cell office:value-type="float" office:value="2563">
            <text:p>2563</text:p>
          </table:table-cell>
          <table:table-cell office:value-type="string">
            <text:p>April 15, 2012</text:p>
          </table:table-cell>
          <table:table-cell office:value-type="string">
            <text:p>0.000034%</text:p>
          </table:table-cell>
          <table:table-cell office:value-type="string">
            <text:p>FLK</text:p>
          </table:table-cell>
          <table:table-cell table:number-columns-repeated="6"/>
        </table:table-row>
        <table:table-row table:style-name="ro1">
          <table:table-cell office:value-type="string">
            <text:p>Faroe Islands (Denmark)</text:p>
          </table:table-cell>
          <table:table-cell office:value-type="float" office:value="49673">
            <text:p>49673</text:p>
          </table:table-cell>
          <table:table-cell office:value-type="string">
            <text:p>October 1, 2016</text:p>
          </table:table-cell>
          <table:table-cell office:value-type="string">
            <text:p>0.00067%</text:p>
          </table:table-cell>
          <table:table-cell office:value-type="string">
            <text:p>FRO</text:p>
          </table:table-cell>
          <table:table-cell table:number-columns-repeated="6"/>
        </table:table-row>
        <table:table-row table:style-name="ro1">
          <table:table-cell office:value-type="string">
            <text:p>Fiji</text:p>
          </table:table-cell>
          <table:table-cell office:value-type="float" office:value="867000">
            <text:p>867000</text:p>
          </table:table-cell>
          <table:table-cell office:value-type="string">
            <text:p>July 1, 2015</text:p>
          </table:table-cell>
          <table:table-cell office:value-type="string">
            <text:p>0.0116%</text:p>
          </table:table-cell>
          <table:table-cell office:value-type="string">
            <text:p>FJI</text:p>
          </table:table-cell>
          <table:table-cell table:number-columns-repeated="6"/>
        </table:table-row>
        <table:table-row table:style-name="ro1">
          <table:table-cell office:value-type="string">
            <text:p>Finland</text:p>
          </table:table-cell>
          <table:table-cell office:value-type="float" office:value="5502284">
            <text:p>5502284</text:p>
          </table:table-cell>
          <table:table-cell office:value-type="string">
            <text:p>October 31, 2016</text:p>
          </table:table-cell>
          <table:table-cell office:value-type="string">
            <text:p>0.074%</text:p>
          </table:table-cell>
          <table:table-cell office:value-type="string">
            <text:p>FIN</text:p>
          </table:table-cell>
          <table:table-cell table:number-columns-repeated="6"/>
        </table:table-row>
        <table:table-row table:style-name="ro1">
          <table:table-cell office:value-type="string">
            <text:p>France</text:p>
          </table:table-cell>
          <table:table-cell office:value-type="float" office:value="66842000">
            <text:p>66842000</text:p>
          </table:table-cell>
          <table:table-cell office:value-type="string">
            <text:p>November 1, 2016</text:p>
          </table:table-cell>
          <table:table-cell office:value-type="string">
            <text:p>0%</text:p>
          </table:table-cell>
          <table:table-cell office:value-type="string">
            <text:p>FRA</text:p>
          </table:table-cell>
          <table:table-cell table:number-columns-repeated="6"/>
        </table:table-row>
        <table:table-row table:style-name="ro1">
          <table:table-cell office:value-type="string">
            <text:p>French Polynesia (France)</text:p>
          </table:table-cell>
          <table:table-cell office:value-type="float" office:value="271800">
            <text:p>271800</text:p>
          </table:table-cell>
          <table:table-cell office:value-type="string">
            <text:p>December 31, 2014</text:p>
          </table:table-cell>
          <table:table-cell office:value-type="string">
            <text:p>0.0036%</text:p>
          </table:table-cell>
          <table:table-cell office:value-type="string">
            <text:p>PYF</text:p>
          </table:table-cell>
          <table:table-cell table:number-columns-repeated="6"/>
        </table:table-row>
        <table:table-row table:style-name="ro1">
          <table:table-cell office:value-type="string">
            <text:p>Gabon</text:p>
          </table:table-cell>
          <table:table-cell office:value-type="float" office:value="1802278">
            <text:p>1802278</text:p>
          </table:table-cell>
          <table:table-cell office:value-type="string">
            <text:p>October 5, 2013</text:p>
          </table:table-cell>
          <table:table-cell office:value-type="string">
            <text:p>0.024%</text:p>
          </table:table-cell>
          <table:table-cell office:value-type="string">
            <text:p>GAB</text:p>
          </table:table-cell>
          <table:table-cell table:number-columns-repeated="6"/>
        </table:table-row>
        <table:table-row table:style-name="ro1">
          <table:table-cell office:value-type="string">
            <text:p>Georgia</text:p>
          </table:table-cell>
          <table:table-cell office:value-type="float" office:value="3720400">
            <text:p>3720400</text:p>
          </table:table-cell>
          <table:table-cell office:value-type="string">
            <text:p>January 1, 2016</text:p>
          </table:table-cell>
          <table:table-cell office:value-type="string">
            <text:p>0.05%</text:p>
          </table:table-cell>
          <table:table-cell office:value-type="string">
            <text:p>GEO</text:p>
          </table:table-cell>
          <table:table-cell table:number-columns-repeated="6"/>
        </table:table-row>
        <table:table-row table:style-name="ro1">
          <table:table-cell office:value-type="string">
            <text:p>Germany</text:p>
          </table:table-cell>
          <table:table-cell office:value-type="float" office:value="82175700">
            <text:p>82175700</text:p>
          </table:table-cell>
          <table:table-cell office:value-type="string">
            <text:p>December 31, 2015</text:p>
          </table:table-cell>
          <table:table-cell office:value-type="string">
            <text:p>1.1%</text:p>
          </table:table-cell>
          <table:table-cell office:value-type="string">
            <text:p>DEU</text:p>
          </table:table-cell>
          <table:table-cell table:number-columns-repeated="6"/>
        </table:table-row>
        <table:table-row table:style-name="ro1">
          <table:table-cell office:value-type="string">
            <text:p>Ghana</text:p>
          </table:table-cell>
          <table:table-cell office:value-type="float" office:value="28308301">
            <text:p>28308301</text:p>
          </table:table-cell>
          <table:table-cell office:value-type="string">
            <text:p>July 1, 2016</text:p>
          </table:table-cell>
          <table:table-cell office:value-type="string">
            <text:p>0.38%</text:p>
          </table:table-cell>
          <table:table-cell office:value-type="string">
            <text:p>GHA</text:p>
          </table:table-cell>
          <table:table-cell table:number-columns-repeated="6"/>
        </table:table-row>
        <table:table-row table:style-name="ro1">
          <table:table-cell office:value-type="string">
            <text:p>Gibraltar (UK)</text:p>
          </table:table-cell>
          <table:table-cell office:value-type="float" office:value="33140">
            <text:p>33140</text:p>
          </table:table-cell>
          <table:table-cell office:value-type="string">
            <text:p>December 31, 2014</text:p>
          </table:table-cell>
          <table:table-cell office:value-type="string">
            <text:p>0.00044%</text:p>
          </table:table-cell>
          <table:table-cell office:value-type="string">
            <text:p>GIB</text:p>
          </table:table-cell>
          <table:table-cell table:number-columns-repeated="6"/>
        </table:table-row>
        <table:table-row table:style-name="ro1">
          <table:table-cell office:value-type="string">
            <text:p>Greece</text:p>
          </table:table-cell>
          <table:table-cell office:value-type="float" office:value="10858018">
            <text:p>10858018</text:p>
          </table:table-cell>
          <table:table-cell office:value-type="string">
            <text:p>January 1, 2015</text:p>
          </table:table-cell>
          <table:table-cell office:value-type="string">
            <text:p>0.15%</text:p>
          </table:table-cell>
          <table:table-cell office:value-type="string">
            <text:p>GRC</text:p>
          </table:table-cell>
          <table:table-cell table:number-columns-repeated="6"/>
        </table:table-row>
        <table:table-row table:style-name="ro1">
          <table:table-cell office:value-type="string">
            <text:p>Greenland (Denmark)</text:p>
          </table:table-cell>
          <table:table-cell office:value-type="float" office:value="56186">
            <text:p>56186</text:p>
          </table:table-cell>
          <table:table-cell office:value-type="string">
            <text:p>July 1, 2016</text:p>
          </table:table-cell>
          <table:table-cell office:value-type="string">
            <text:p>0.00075%</text:p>
          </table:table-cell>
          <table:table-cell office:value-type="string">
            <text:p>GRL</text:p>
          </table:table-cell>
          <table:table-cell table:number-columns-repeated="6"/>
        </table:table-row>
        <table:table-row table:style-name="ro1">
          <table:table-cell office:value-type="string">
            <text:p>Grenada</text:p>
          </table:table-cell>
          <table:table-cell office:value-type="float" office:value="103328">
            <text:p>103328</text:p>
          </table:table-cell>
          <table:table-cell office:value-type="string">
            <text:p>May 12, 2011</text:p>
          </table:table-cell>
          <table:table-cell office:value-type="string">
            <text:p>0.0014%</text:p>
          </table:table-cell>
          <table:table-cell office:value-type="string">
            <text:p>GRD</text:p>
          </table:table-cell>
          <table:table-cell table:number-columns-repeated="6"/>
        </table:table-row>
        <table:table-row table:style-name="ro1">
          <table:table-cell office:value-type="string">
            <text:p>Guam (U.S.)</text:p>
          </table:table-cell>
          <table:table-cell office:value-type="float" office:value="184200">
            <text:p>184200</text:p>
          </table:table-cell>
          <table:table-cell office:value-type="string">
            <text:p>July 1, 2015</text:p>
          </table:table-cell>
          <table:table-cell office:value-type="string">
            <text:p>0.0025%</text:p>
          </table:table-cell>
          <table:table-cell office:value-type="string">
            <text:p>GUM</text:p>
          </table:table-cell>
          <table:table-cell table:number-columns-repeated="6"/>
        </table:table-row>
        <table:table-row table:style-name="ro1">
          <table:table-cell office:value-type="string">
            <text:p>Guatemala</text:p>
          </table:table-cell>
          <table:table-cell office:value-type="float" office:value="16176133">
            <text:p>16176133</text:p>
          </table:table-cell>
          <table:table-cell office:value-type="string">
            <text:p>July 1, 2015</text:p>
          </table:table-cell>
          <table:table-cell office:value-type="string">
            <text:p>0.22%</text:p>
          </table:table-cell>
          <table:table-cell office:value-type="string">
            <text:p>GTM</text:p>
          </table:table-cell>
          <table:table-cell table:number-columns-repeated="6"/>
        </table:table-row>
        <table:table-row table:style-name="ro1">
          <table:table-cell office:value-type="string">
            <text:p>Guernsey (UK)</text:p>
          </table:table-cell>
          <table:table-cell office:value-type="float" office:value="62562">
            <text:p>62562</text:p>
          </table:table-cell>
          <table:table-cell office:value-type="string">
            <text:p>December 31, 2015</text:p>
          </table:table-cell>
          <table:table-cell office:value-type="string">
            <text:p>0.00084%</text:p>
          </table:table-cell>
          <table:table-cell office:value-type="string">
            <text:p>GGY</text:p>
          </table:table-cell>
          <table:table-cell table:number-columns-repeated="6"/>
        </table:table-row>
        <table:table-row table:style-name="ro1">
          <table:table-cell office:value-type="string">
            <text:p>Guinea</text:p>
          </table:table-cell>
          <table:table-cell office:value-type="float" office:value="12947000">
            <text:p>12947000</text:p>
          </table:table-cell>
          <table:table-cell office:value-type="string">
            <text:p>July 1, 2016</text:p>
          </table:table-cell>
          <table:table-cell office:value-type="string">
            <text:p>0.17%</text:p>
          </table:table-cell>
          <table:table-cell office:value-type="string">
            <text:p>GIN</text:p>
          </table:table-cell>
          <table:table-cell table:number-columns-repeated="6"/>
        </table:table-row>
        <table:table-row table:style-name="ro1">
          <table:table-cell office:value-type="string">
            <text:p>Guinea-Bissau</text:p>
          </table:table-cell>
          <table:table-cell office:value-type="float" office:value="1547777">
            <text:p>1547777</text:p>
          </table:table-cell>
          <table:table-cell office:value-type="string">
            <text:p>July 1, 2016</text:p>
          </table:table-cell>
          <table:table-cell office:value-type="string">
            <text:p>0.021%</text:p>
          </table:table-cell>
          <table:table-cell office:value-type="string">
            <text:p>GNB</text:p>
          </table:table-cell>
          <table:table-cell table:number-columns-repeated="6"/>
        </table:table-row>
        <table:table-row table:style-name="ro1">
          <table:table-cell office:value-type="string">
            <text:p>Guyana</text:p>
          </table:table-cell>
          <table:table-cell office:value-type="float" office:value="746900">
            <text:p>746900</text:p>
          </table:table-cell>
          <table:table-cell office:value-type="string">
            <text:p>July 1, 2013</text:p>
          </table:table-cell>
          <table:table-cell office:value-type="string">
            <text:p>0.01%</text:p>
          </table:table-cell>
          <table:table-cell office:value-type="string">
            <text:p>GUY</text:p>
          </table:table-cell>
          <table:table-cell table:number-columns-repeated="6"/>
        </table:table-row>
        <table:table-row table:style-name="ro1">
          <table:table-cell office:value-type="string">
            <text:p>Haiti</text:p>
          </table:table-cell>
          <table:table-cell office:value-type="float" office:value="11078033">
            <text:p>11078033</text:p>
          </table:table-cell>
          <table:table-cell office:value-type="string">
            <text:p>July 1, 2016</text:p>
          </table:table-cell>
          <table:table-cell office:value-type="string">
            <text:p>0.15%</text:p>
          </table:table-cell>
          <table:table-cell office:value-type="string">
            <text:p>HTI</text:p>
          </table:table-cell>
          <table:table-cell table:number-columns-repeated="6"/>
        </table:table-row>
        <table:table-row table:style-name="ro1">
          <table:table-cell office:value-type="string">
            <text:p>Honduras</text:p>
          </table:table-cell>
          <table:table-cell office:value-type="float" office:value="8721014">
            <text:p>8721014</text:p>
          </table:table-cell>
          <table:table-cell office:value-type="string">
            <text:p>July 1, 2016</text:p>
          </table:table-cell>
          <table:table-cell office:value-type="string">
            <text:p>0.117%</text:p>
          </table:table-cell>
          <table:table-cell office:value-type="string">
            <text:p>HND</text:p>
          </table:table-cell>
          <table:table-cell table:number-columns-repeated="6"/>
        </table:table-row>
        <table:table-row table:style-name="ro1">
          <table:table-cell office:value-type="string">
            <text:p>Hong Kong (China)</text:p>
          </table:table-cell>
          <table:table-cell office:value-type="float" office:value="7346700">
            <text:p>7346700</text:p>
          </table:table-cell>
          <table:table-cell office:value-type="string">
            <text:p>July 1, 2016</text:p>
          </table:table-cell>
          <table:table-cell office:value-type="string">
            <text:p>0.098%</text:p>
          </table:table-cell>
          <table:table-cell office:value-type="string">
            <text:p>HKG</text:p>
          </table:table-cell>
          <table:table-cell table:number-columns-repeated="6"/>
        </table:table-row>
        <table:table-row table:style-name="ro1">
          <table:table-cell office:value-type="string">
            <text:p>Hungary</text:p>
          </table:table-cell>
          <table:table-cell office:value-type="float" office:value="9830485">
            <text:p>9830485</text:p>
          </table:table-cell>
          <table:table-cell office:value-type="string">
            <text:p>January 1, 2016</text:p>
          </table:table-cell>
          <table:table-cell office:value-type="string">
            <text:p>0.13%</text:p>
          </table:table-cell>
          <table:table-cell office:value-type="string">
            <text:p>HUN</text:p>
          </table:table-cell>
          <table:table-cell table:number-columns-repeated="6"/>
        </table:table-row>
        <table:table-row table:style-name="ro1">
          <table:table-cell office:value-type="string">
            <text:p>Iceland</text:p>
          </table:table-cell>
          <table:table-cell office:value-type="float" office:value="337610">
            <text:p>337610</text:p>
          </table:table-cell>
          <table:table-cell office:value-type="string">
            <text:p>September 30, 2016</text:p>
          </table:table-cell>
          <table:table-cell office:value-type="string">
            <text:p>0.0045%</text:p>
          </table:table-cell>
          <table:table-cell office:value-type="string">
            <text:p>ISL</text:p>
          </table:table-cell>
          <table:table-cell table:number-columns-repeated="6"/>
        </table:table-row>
        <table:table-row table:style-name="ro1">
          <table:table-cell office:value-type="string">
            <text:p>India</text:p>
          </table:table-cell>
          <table:table-cell office:value-type="float" office:value="1308670000">
            <text:p>1308670000</text:p>
          </table:table-cell>
          <table:table-cell office:value-type="string">
            <text:p>December 2, 2016</text:p>
          </table:table-cell>
          <table:table-cell office:value-type="string">
            <text:p>17.5%</text:p>
          </table:table-cell>
          <table:table-cell office:value-type="string">
            <text:p>IND</text:p>
          </table:table-cell>
          <table:table-cell table:number-columns-repeated="6"/>
        </table:table-row>
        <table:table-row table:style-name="ro1">
          <table:table-cell office:value-type="string">
            <text:p>Indonesia</text:p>
          </table:table-cell>
          <table:table-cell office:value-type="float" office:value="260581000">
            <text:p>260581000</text:p>
          </table:table-cell>
          <table:table-cell office:value-type="string">
            <text:p>July 1, 2016</text:p>
          </table:table-cell>
          <table:table-cell office:value-type="string">
            <text:p>3.49%</text:p>
          </table:table-cell>
          <table:table-cell office:value-type="string">
            <text:p>IDN</text:p>
          </table:table-cell>
          <table:table-cell table:number-columns-repeated="6"/>
        </table:table-row>
        <table:table-row table:style-name="ro1">
          <table:table-cell office:value-type="string">
            <text:p>Iran</text:p>
          </table:table-cell>
          <table:table-cell office:value-type="float" office:value="79728100">
            <text:p>79728100</text:p>
          </table:table-cell>
          <table:table-cell office:value-type="string">
            <text:p>December 2, 2016</text:p>
          </table:table-cell>
          <table:table-cell office:value-type="string">
            <text:p>1.07%</text:p>
          </table:table-cell>
          <table:table-cell office:value-type="string">
            <text:p>IRN</text:p>
          </table:table-cell>
          <table:table-cell table:number-columns-repeated="6"/>
        </table:table-row>
        <table:table-row table:style-name="ro1">
          <table:table-cell office:value-type="string">
            <text:p>Iraq</text:p>
          </table:table-cell>
          <table:table-cell office:value-type="float" office:value="36787000">
            <text:p>36787000</text:p>
          </table:table-cell>
          <table:table-cell office:value-type="string">
            <text:p>July 1, 2016</text:p>
          </table:table-cell>
          <table:table-cell office:value-type="string">
            <text:p>0.49%</text:p>
          </table:table-cell>
          <table:table-cell office:value-type="string">
            <text:p>IRQ</text:p>
          </table:table-cell>
          <table:table-cell table:number-columns-repeated="6"/>
        </table:table-row>
        <table:table-row table:style-name="ro1">
          <table:table-cell office:value-type="string">
            <text:p>Ireland</text:p>
          </table:table-cell>
          <table:table-cell office:value-type="float" office:value="4757976">
            <text:p>4757976</text:p>
          </table:table-cell>
          <table:table-cell office:value-type="string">
            <text:p>July 14, 2016</text:p>
          </table:table-cell>
          <table:table-cell office:value-type="string">
            <text:p>0.064%</text:p>
          </table:table-cell>
          <table:table-cell office:value-type="string">
            <text:p>IRL</text:p>
          </table:table-cell>
          <table:table-cell table:number-columns-repeated="6"/>
        </table:table-row>
        <table:table-row table:style-name="ro1">
          <table:table-cell office:value-type="string">
            <text:p>Isle of Man (UK)</text:p>
          </table:table-cell>
          <table:table-cell office:value-type="float" office:value="84497">
            <text:p>84497</text:p>
          </table:table-cell>
          <table:table-cell office:value-type="string">
            <text:p>March 27, 2011</text:p>
          </table:table-cell>
          <table:table-cell office:value-type="string">
            <text:p>0.0011%</text:p>
          </table:table-cell>
          <table:table-cell office:value-type="string">
            <text:p>IMN</text:p>
          </table:table-cell>
          <table:table-cell table:number-columns-repeated="6"/>
        </table:table-row>
        <table:table-row table:style-name="ro1">
          <table:table-cell office:value-type="string">
            <text:p>Israel</text:p>
          </table:table-cell>
          <table:table-cell office:value-type="float" office:value="8617750">
            <text:p>8617750</text:p>
          </table:table-cell>
          <table:table-cell office:value-type="string">
            <text:p>December 2, 2016</text:p>
          </table:table-cell>
          <table:table-cell office:value-type="string">
            <text:p>0.115%</text:p>
          </table:table-cell>
          <table:table-cell office:value-type="string">
            <text:p>ISR</text:p>
          </table:table-cell>
          <table:table-cell table:number-columns-repeated="6"/>
        </table:table-row>
        <table:table-row table:style-name="ro1">
          <table:table-cell office:value-type="string">
            <text:p>Italy</text:p>
          </table:table-cell>
          <table:table-cell office:value-type="float" office:value="60592547">
            <text:p>60592547</text:p>
          </table:table-cell>
          <table:table-cell office:value-type="string">
            <text:p>June 30, 2016</text:p>
          </table:table-cell>
          <table:table-cell office:value-type="string">
            <text:p>0.81%</text:p>
          </table:table-cell>
          <table:table-cell office:value-type="string">
            <text:p>ITA</text:p>
          </table:table-cell>
          <table:table-cell table:number-columns-repeated="6"/>
        </table:table-row>
        <table:table-row table:style-name="ro1">
          <table:table-cell office:value-type="string">
            <text:p>Ivory Coast</text:p>
          </table:table-cell>
          <table:table-cell office:value-type="float" office:value="22671331">
            <text:p>22671331</text:p>
          </table:table-cell>
          <table:table-cell office:value-type="string">
            <text:p>May 15, 2014</text:p>
          </table:table-cell>
          <table:table-cell office:value-type="string">
            <text:p>0.3%</text:p>
          </table:table-cell>
          <table:table-cell table:style-name="ce1" office:value-type="string">
            <text:p>CIV</text:p>
          </table:table-cell>
          <table:table-cell table:number-columns-repeated="6"/>
        </table:table-row>
        <table:table-row table:style-name="ro1">
          <table:table-cell office:value-type="string">
            <text:p>Jamaica</text:p>
          </table:table-cell>
          <table:table-cell office:value-type="float" office:value="2723246">
            <text:p>2723246</text:p>
          </table:table-cell>
          <table:table-cell office:value-type="string">
            <text:p>December 31, 2014</text:p>
          </table:table-cell>
          <table:table-cell office:value-type="string">
            <text:p>0.036%</text:p>
          </table:table-cell>
          <table:table-cell office:value-type="string">
            <text:p>JAM</text:p>
          </table:table-cell>
          <table:table-cell table:number-columns-repeated="6"/>
        </table:table-row>
        <table:table-row table:style-name="ro1">
          <table:table-cell office:value-type="string">
            <text:p>Japan</text:p>
          </table:table-cell>
          <table:table-cell office:value-type="float" office:value="126950000">
            <text:p>126950000</text:p>
          </table:table-cell>
          <table:table-cell office:value-type="string">
            <text:p>November 1, 2016</text:p>
          </table:table-cell>
          <table:table-cell office:value-type="string">
            <text:p>1.7%</text:p>
          </table:table-cell>
          <table:table-cell office:value-type="string">
            <text:p>JPN</text:p>
          </table:table-cell>
          <table:table-cell table:number-columns-repeated="6"/>
        </table:table-row>
        <table:table-row table:style-name="ro1">
          <table:table-cell office:value-type="string">
            <text:p>Jersey (UK)</text:p>
          </table:table-cell>
          <table:table-cell office:value-type="float" office:value="102700">
            <text:p>102700</text:p>
          </table:table-cell>
          <table:table-cell office:value-type="string">
            <text:p>December 31, 2015</text:p>
          </table:table-cell>
          <table:table-cell office:value-type="string">
            <text:p>0.0014%</text:p>
          </table:table-cell>
          <table:table-cell office:value-type="string">
            <text:p>JEY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>
            <text:p>Jordan</text:p>
          </table:table-cell>
          <table:table-cell office:value-type="float" office:value="9772860">
            <text:p>9772860</text:p>
          </table:table-cell>
          <table:table-cell office:value-type="string">
            <text:p>December 2, 2016</text:p>
          </table:table-cell>
          <table:table-cell office:value-type="string">
            <text:p>0.131%</text:p>
          </table:table-cell>
          <table:table-cell office:value-type="string">
            <text:p>JOR</text:p>
          </table:table-cell>
          <table:table-cell table:number-columns-repeated="6"/>
        </table:table-row>
        <table:table-row table:style-name="ro1">
          <table:table-cell office:value-type="string">
            <text:p>Kazakhstan</text:p>
          </table:table-cell>
          <table:table-cell office:value-type="float" office:value="17753200">
            <text:p>17753200</text:p>
          </table:table-cell>
          <table:table-cell office:value-type="string">
            <text:p>May 1, 2016</text:p>
          </table:table-cell>
          <table:table-cell office:value-type="string">
            <text:p>0.24%</text:p>
          </table:table-cell>
          <table:table-cell office:value-type="string">
            <text:p>KAZ</text:p>
          </table:table-cell>
          <table:table-cell table:number-columns-repeated="6"/>
        </table:table-row>
        <table:table-row table:style-name="ro1">
          <table:table-cell office:value-type="string">
            <text:p>Kenya</text:p>
          </table:table-cell>
          <table:table-cell office:value-type="float" office:value="47251000">
            <text:p>47251000</text:p>
          </table:table-cell>
          <table:table-cell office:value-type="string">
            <text:p>July 1, 2016</text:p>
          </table:table-cell>
          <table:table-cell office:value-type="string">
            <text:p>0.63%</text:p>
          </table:table-cell>
          <table:table-cell office:value-type="string">
            <text:p>KEN</text:p>
          </table:table-cell>
          <table:table-cell table:number-columns-repeated="6"/>
        </table:table-row>
        <table:table-row table:style-name="ro1">
          <table:table-cell office:value-type="string">
            <text:p>Kiribati</text:p>
          </table:table-cell>
          <table:table-cell office:value-type="float" office:value="113400">
            <text:p>113400</text:p>
          </table:table-cell>
          <table:table-cell office:value-type="string">
            <text:p>July 1, 2015</text:p>
          </table:table-cell>
          <table:table-cell office:value-type="string">
            <text:p>0.0015%</text:p>
          </table:table-cell>
          <table:table-cell office:value-type="string">
            <text:p>KIR</text:p>
          </table:table-cell>
          <table:table-cell table:number-columns-repeated="6"/>
        </table:table-row>
        <table:table-row table:style-name="ro1">
          <table:table-cell office:value-type="string">
            <text:p>Kuwait</text:p>
          </table:table-cell>
          <table:table-cell office:value-type="float" office:value="4183658">
            <text:p>4183658</text:p>
          </table:table-cell>
          <table:table-cell office:value-type="string">
            <text:p>June 30, 2015</text:p>
          </table:table-cell>
          <table:table-cell office:value-type="string">
            <text:p>0.056%</text:p>
          </table:table-cell>
          <table:table-cell office:value-type="string">
            <text:p>KWT</text:p>
          </table:table-cell>
          <table:table-cell table:number-columns-repeated="6"/>
        </table:table-row>
        <table:table-row table:style-name="ro1">
          <table:table-cell office:value-type="string">
            <text:p>Kyrgyzstan</text:p>
          </table:table-cell>
          <table:table-cell office:value-type="float" office:value="6088000">
            <text:p>6088000</text:p>
          </table:table-cell>
          <table:table-cell office:value-type="string">
            <text:p>August 1, 2016</text:p>
          </table:table-cell>
          <table:table-cell office:value-type="string">
            <text:p>0.082%</text:p>
          </table:table-cell>
          <table:table-cell office:value-type="string">
            <text:p>KGZ</text:p>
          </table:table-cell>
          <table:table-cell table:number-columns-repeated="6"/>
        </table:table-row>
        <table:table-row table:style-name="ro1">
          <table:table-cell office:value-type="string">
            <text:p>Laos</text:p>
          </table:table-cell>
          <table:table-cell office:value-type="float" office:value="6492400">
            <text:p>6492400</text:p>
          </table:table-cell>
          <table:table-cell office:value-type="string">
            <text:p>March 1, 2015</text:p>
          </table:table-cell>
          <table:table-cell office:value-type="string">
            <text:p>0.087%</text:p>
          </table:table-cell>
          <table:table-cell office:value-type="string">
            <text:p>LAO</text:p>
          </table:table-cell>
          <table:table-cell table:number-columns-repeated="6"/>
        </table:table-row>
        <table:table-row table:style-name="ro1">
          <table:table-cell office:value-type="string">
            <text:p>Latvia</text:p>
          </table:table-cell>
          <table:table-cell office:value-type="float" office:value="1955700">
            <text:p>1955700</text:p>
          </table:table-cell>
          <table:table-cell office:value-type="string">
            <text:p>November 1, 2016</text:p>
          </table:table-cell>
          <table:table-cell office:value-type="string">
            <text:p>0.026%</text:p>
          </table:table-cell>
          <table:table-cell office:value-type="string">
            <text:p>LVA</text:p>
          </table:table-cell>
          <table:table-cell table:number-columns-repeated="6"/>
        </table:table-row>
        <table:table-row table:style-name="ro1">
          <table:table-cell office:value-type="string">
            <text:p>Lebanon</text:p>
          </table:table-cell>
          <table:table-cell office:value-type="float" office:value="5988000">
            <text:p>5988000</text:p>
          </table:table-cell>
          <table:table-cell office:value-type="string">
            <text:p>July 1, 2016</text:p>
          </table:table-cell>
          <table:table-cell office:value-type="string">
            <text:p>0.08%</text:p>
          </table:table-cell>
          <table:table-cell office:value-type="string">
            <text:p>LBN</text:p>
          </table:table-cell>
          <table:table-cell table:number-columns-repeated="6"/>
        </table:table-row>
        <table:table-row table:style-name="ro1">
          <table:table-cell office:value-type="string">
            <text:p>Lesotho</text:p>
          </table:table-cell>
          <table:table-cell office:value-type="float" office:value="1916000">
            <text:p>1916000</text:p>
          </table:table-cell>
          <table:table-cell office:value-type="string">
            <text:p>July 1, 2014</text:p>
          </table:table-cell>
          <table:table-cell office:value-type="string">
            <text:p>0.026%</text:p>
          </table:table-cell>
          <table:table-cell office:value-type="string">
            <text:p>LSO</text:p>
          </table:table-cell>
          <table:table-cell table:number-columns-repeated="6"/>
        </table:table-row>
        <table:table-row table:style-name="ro1">
          <table:table-cell office:value-type="string">
            <text:p>Liberia</text:p>
          </table:table-cell>
          <table:table-cell office:value-type="float" office:value="4076530">
            <text:p>4076530</text:p>
          </table:table-cell>
          <table:table-cell office:value-type="string">
            <text:p>July 1, 2016</text:p>
          </table:table-cell>
          <table:table-cell office:value-type="string">
            <text:p>0.055%</text:p>
          </table:table-cell>
          <table:table-cell office:value-type="string">
            <text:p>LBR</text:p>
          </table:table-cell>
          <table:table-cell table:number-columns-repeated="6"/>
        </table:table-row>
        <table:table-row table:style-name="ro1">
          <table:table-cell office:value-type="string">
            <text:p>Libya</text:p>
          </table:table-cell>
          <table:table-cell office:value-type="float" office:value="6385000">
            <text:p>6385000</text:p>
          </table:table-cell>
          <table:table-cell office:value-type="string">
            <text:p>July 1, 2016</text:p>
          </table:table-cell>
          <table:table-cell office:value-type="string">
            <text:p>0.086%</text:p>
          </table:table-cell>
          <table:table-cell office:value-type="string">
            <text:p>LBY</text:p>
          </table:table-cell>
          <table:table-cell table:number-columns-repeated="6"/>
        </table:table-row>
        <table:table-row table:style-name="ro1">
          <table:table-cell office:value-type="string">
            <text:p>Liechtenstein</text:p>
          </table:table-cell>
          <table:table-cell office:value-type="float" office:value="37623">
            <text:p>37623</text:p>
          </table:table-cell>
          <table:table-cell office:value-type="string">
            <text:p>December 31, 2015</text:p>
          </table:table-cell>
          <table:table-cell office:value-type="string">
            <text:p>0.0005%</text:p>
          </table:table-cell>
          <table:table-cell office:value-type="string">
            <text:p>LIE</text:p>
          </table:table-cell>
          <table:table-cell table:number-columns-repeated="6"/>
        </table:table-row>
        <table:table-row table:style-name="ro1">
          <table:table-cell office:value-type="string">
            <text:p>Lithuania</text:p>
          </table:table-cell>
          <table:table-cell office:value-type="float" office:value="2856350">
            <text:p>2856350</text:p>
          </table:table-cell>
          <table:table-cell office:value-type="string">
            <text:p>November 1, 2016</text:p>
          </table:table-cell>
          <table:table-cell office:value-type="string">
            <text:p>0.038%</text:p>
          </table:table-cell>
          <table:table-cell office:value-type="string">
            <text:p>LTU</text:p>
          </table:table-cell>
          <table:table-cell table:number-columns-repeated="6"/>
        </table:table-row>
        <table:table-row table:style-name="ro1">
          <table:table-cell office:value-type="string">
            <text:p>Luxembourg</text:p>
          </table:table-cell>
          <table:table-cell office:value-type="float" office:value="576200">
            <text:p>576200</text:p>
          </table:table-cell>
          <table:table-cell office:value-type="string">
            <text:p>December 31, 2015</text:p>
          </table:table-cell>
          <table:table-cell office:value-type="string">
            <text:p>0.0077%</text:p>
          </table:table-cell>
          <table:table-cell office:value-type="string">
            <text:p>LUX</text:p>
          </table:table-cell>
          <table:table-cell table:number-columns-repeated="6"/>
        </table:table-row>
        <table:table-row table:style-name="ro2">
          <table:table-cell office:value-type="string">
            <text:p>Macau (China)</text:p>
          </table:table-cell>
          <table:table-cell office:value-type="float" office:value="652500">
            <text:p>652500</text:p>
          </table:table-cell>
          <table:table-cell office:value-type="string">
            <text:p>June 30, 2016</text:p>
          </table:table-cell>
          <table:table-cell office:value-type="string">
            <text:p>0.009%</text:p>
          </table:table-cell>
          <table:table-cell office:value-type="string">
            <text:p>MAC</text:p>
          </table:table-cell>
          <table:table-cell table:number-columns-repeated="6"/>
        </table:table-row>
        <table:table-row table:style-name="ro1">
          <table:table-cell office:value-type="string">
            <text:p>Macedonia</text:p>
          </table:table-cell>
          <table:table-cell office:value-type="float" office:value="2071278">
            <text:p>2071278</text:p>
          </table:table-cell>
          <table:table-cell office:value-type="string">
            <text:p>December 31, 2015</text:p>
          </table:table-cell>
          <table:table-cell office:value-type="string">
            <text:p>0.028%</text:p>
          </table:table-cell>
          <table:table-cell office:value-type="string">
            <text:p>MKD</text:p>
          </table:table-cell>
          <table:table-cell table:number-columns-repeated="6"/>
        </table:table-row>
        <table:table-row table:style-name="ro1">
          <table:table-cell office:value-type="string">
            <text:p>Madagascar</text:p>
          </table:table-cell>
          <table:table-cell office:value-type="float" office:value="22434363">
            <text:p>22434363</text:p>
          </table:table-cell>
          <table:table-cell office:value-type="string">
            <text:p>July 1, 2014</text:p>
          </table:table-cell>
          <table:table-cell office:value-type="string">
            <text:p>0.3%</text:p>
          </table:table-cell>
          <table:table-cell office:value-type="string">
            <text:p>MDG</text:p>
          </table:table-cell>
          <table:table-cell table:number-columns-repeated="6"/>
        </table:table-row>
        <table:table-row table:style-name="ro1">
          <table:table-cell office:value-type="string">
            <text:p>Malawi</text:p>
          </table:table-cell>
          <table:table-cell office:value-type="float" office:value="16832910">
            <text:p>16832910</text:p>
          </table:table-cell>
          <table:table-cell office:value-type="string">
            <text:p>July 1, 2016</text:p>
          </table:table-cell>
          <table:table-cell office:value-type="string">
            <text:p>0.23%</text:p>
          </table:table-cell>
          <table:table-cell office:value-type="string">
            <text:p>MWI</text:p>
          </table:table-cell>
          <table:table-cell table:number-columns-repeated="6"/>
        </table:table-row>
        <table:table-row table:style-name="ro1">
          <table:table-cell office:value-type="string">
            <text:p>Malaysia</text:p>
          </table:table-cell>
          <table:table-cell office:value-type="float" office:value="31855700">
            <text:p>31855700</text:p>
          </table:table-cell>
          <table:table-cell office:value-type="string">
            <text:p>December 2, 2016</text:p>
          </table:table-cell>
          <table:table-cell office:value-type="string">
            <text:p>0.427%</text:p>
          </table:table-cell>
          <table:table-cell office:value-type="string">
            <text:p>MYS</text:p>
          </table:table-cell>
          <table:table-cell table:number-columns-repeated="6"/>
        </table:table-row>
        <table:table-row table:style-name="ro1">
          <table:table-cell office:value-type="string">
            <text:p>Maldives</text:p>
          </table:table-cell>
          <table:table-cell office:value-type="float" office:value="344023">
            <text:p>344023</text:p>
          </table:table-cell>
          <table:table-cell office:value-type="string">
            <text:p>September 20, 2014</text:p>
          </table:table-cell>
          <table:table-cell office:value-type="string">
            <text:p>0.0046%</text:p>
          </table:table-cell>
          <table:table-cell office:value-type="string">
            <text:p>MDV</text:p>
          </table:table-cell>
          <table:table-cell table:number-columns-repeated="6"/>
        </table:table-row>
        <table:table-row table:style-name="ro1">
          <table:table-cell office:value-type="string">
            <text:p>Mali</text:p>
          </table:table-cell>
          <table:table-cell office:value-type="float" office:value="18341000">
            <text:p>18341000</text:p>
          </table:table-cell>
          <table:table-cell office:value-type="string">
            <text:p>July 1, 2016</text:p>
          </table:table-cell>
          <table:table-cell office:value-type="string">
            <text:p>0.25%</text:p>
          </table:table-cell>
          <table:table-cell office:value-type="string">
            <text:p>MLI</text:p>
          </table:table-cell>
          <table:table-cell table:number-columns-repeated="6"/>
        </table:table-row>
        <table:table-row table:style-name="ro1">
          <table:table-cell office:value-type="string">
            <text:p>Malta</text:p>
          </table:table-cell>
          <table:table-cell office:value-type="float" office:value="429344">
            <text:p>429344</text:p>
          </table:table-cell>
          <table:table-cell office:value-type="string">
            <text:p>December 31, 2014</text:p>
          </table:table-cell>
          <table:table-cell office:value-type="string">
            <text:p>0.0057%</text:p>
          </table:table-cell>
          <table:table-cell office:value-type="string">
            <text:p>MLT</text:p>
          </table:table-cell>
          <table:table-cell table:number-columns-repeated="6"/>
        </table:table-row>
        <table:table-row table:style-name="ro1">
          <table:table-cell office:value-type="string">
            <text:p>Marshall Islands</text:p>
          </table:table-cell>
          <table:table-cell office:value-type="float" office:value="54880">
            <text:p>54880</text:p>
          </table:table-cell>
          <table:table-cell office:value-type="string">
            <text:p>July 1, 2015</text:p>
          </table:table-cell>
          <table:table-cell office:value-type="string">
            <text:p>0.00073%</text:p>
          </table:table-cell>
          <table:table-cell office:value-type="string">
            <text:p>MHL</text:p>
          </table:table-cell>
          <table:table-cell table:number-columns-repeated="6"/>
        </table:table-row>
        <table:table-row table:style-name="ro1">
          <table:table-cell office:value-type="string">
            <text:p>Mauritania</text:p>
          </table:table-cell>
          <table:table-cell office:value-type="float" office:value="3718678">
            <text:p>3718678</text:p>
          </table:table-cell>
          <table:table-cell office:value-type="string">
            <text:p>July 1, 2016</text:p>
          </table:table-cell>
          <table:table-cell office:value-type="string">
            <text:p>0.05%</text:p>
          </table:table-cell>
          <table:table-cell office:value-type="string">
            <text:p>MRT</text:p>
          </table:table-cell>
          <table:table-cell table:number-columns-repeated="6"/>
        </table:table-row>
        <table:table-row table:style-name="ro1">
          <table:table-cell office:value-type="string">
            <text:p>Mauritius</text:p>
          </table:table-cell>
          <table:table-cell office:value-type="float" office:value="1263747">
            <text:p>1263747</text:p>
          </table:table-cell>
          <table:table-cell office:value-type="string">
            <text:p>July 1, 2016</text:p>
          </table:table-cell>
          <table:table-cell office:value-type="string">
            <text:p>0.017%</text:p>
          </table:table-cell>
          <table:table-cell office:value-type="string">
            <text:p>MUS</text:p>
          </table:table-cell>
          <table:table-cell table:number-columns-repeated="6"/>
        </table:table-row>
        <table:table-row table:style-name="ro1">
          <table:table-cell office:value-type="string">
            <text:p>Mexico</text:p>
          </table:table-cell>
          <table:table-cell office:value-type="float" office:value="122273000">
            <text:p>122273000</text:p>
          </table:table-cell>
          <table:table-cell office:value-type="string">
            <text:p>July 1, 2016</text:p>
          </table:table-cell>
          <table:table-cell office:value-type="string">
            <text:p>1.72%</text:p>
          </table:table-cell>
          <table:table-cell office:value-type="string">
            <text:p>MEX</text:p>
          </table:table-cell>
          <table:table-cell table:number-columns-repeated="6"/>
        </table:table-row>
        <table:table-row table:style-name="ro1">
          <table:table-cell office:value-type="string">
            <text:p>Moldova</text:p>
          </table:table-cell>
          <table:table-cell office:value-type="float" office:value="3553100">
            <text:p>3553100</text:p>
          </table:table-cell>
          <table:table-cell office:value-type="string">
            <text:p>January 1, 2016</text:p>
          </table:table-cell>
          <table:table-cell office:value-type="string">
            <text:p>0.048%</text:p>
          </table:table-cell>
          <table:table-cell office:value-type="string">
            <text:p>MDA</text:p>
          </table:table-cell>
          <table:table-cell table:number-columns-repeated="6"/>
        </table:table-row>
        <table:table-row table:style-name="ro1">
          <table:table-cell office:value-type="string">
            <text:p>Monaco</text:p>
          </table:table-cell>
          <table:table-cell office:value-type="float" office:value="38400">
            <text:p>38400</text:p>
          </table:table-cell>
          <table:table-cell office:value-type="string">
            <text:p>December 31, 2015</text:p>
          </table:table-cell>
          <table:table-cell office:value-type="string">
            <text:p>0.00051%</text:p>
          </table:table-cell>
          <table:table-cell office:value-type="string">
            <text:p>MCO</text:p>
          </table:table-cell>
          <table:table-cell table:number-columns-repeated="6"/>
        </table:table-row>
        <table:table-row table:style-name="ro1">
          <table:table-cell office:value-type="string">
            <text:p>Mongolia</text:p>
          </table:table-cell>
          <table:table-cell office:value-type="float" office:value="3118650">
            <text:p>3118650</text:p>
          </table:table-cell>
          <table:table-cell office:value-type="string">
            <text:p>December 2, 2016</text:p>
          </table:table-cell>
          <table:table-cell office:value-type="string">
            <text:p>0.042%</text:p>
          </table:table-cell>
          <table:table-cell office:value-type="string">
            <text:p>MNG</text:p>
          </table:table-cell>
          <table:table-cell table:number-columns-repeated="6"/>
        </table:table-row>
        <table:table-row table:style-name="ro1">
          <table:table-cell office:value-type="string">
            <text:p>Montenegro</text:p>
          </table:table-cell>
          <table:table-cell office:value-type="float" office:value="621810">
            <text:p>621810</text:p>
          </table:table-cell>
          <table:table-cell office:value-type="string">
            <text:p>July 1, 2014</text:p>
          </table:table-cell>
          <table:table-cell office:value-type="string">
            <text:p>0.008%</text:p>
          </table:table-cell>
          <table:table-cell office:value-type="string">
            <text:p>MNE</text:p>
          </table:table-cell>
          <table:table-cell table:number-columns-repeated="6"/>
        </table:table-row>
        <table:table-row table:style-name="ro1">
          <table:table-cell office:value-type="string">
            <text:p>Montserrat (UK)</text:p>
          </table:table-cell>
          <table:table-cell office:value-type="float" office:value="4922">
            <text:p>4922</text:p>
          </table:table-cell>
          <table:table-cell office:value-type="string">
            <text:p>May 12, 2011</text:p>
          </table:table-cell>
          <table:table-cell office:value-type="string">
            <text:p>0.000066%</text:p>
          </table:table-cell>
          <table:table-cell office:value-type="string">
            <text:p>MSR</text:p>
          </table:table-cell>
          <table:table-cell table:number-columns-repeated="6"/>
        </table:table-row>
        <table:table-row table:style-name="ro1">
          <table:table-cell office:value-type="string">
            <text:p>Morocco</text:p>
          </table:table-cell>
          <table:table-cell office:value-type="float" office:value="34157400">
            <text:p>34157400</text:p>
          </table:table-cell>
          <table:table-cell office:value-type="string">
            <text:p>December 2, 2016</text:p>
          </table:table-cell>
          <table:table-cell office:value-type="string">
            <text:p>0.457%</text:p>
          </table:table-cell>
          <table:table-cell office:value-type="string">
            <text:p>MAR</text:p>
          </table:table-cell>
          <table:table-cell table:number-columns-repeated="6"/>
        </table:table-row>
        <table:table-row table:style-name="ro1">
          <table:table-cell office:value-type="string">
            <text:p>Mozambique</text:p>
          </table:table-cell>
          <table:table-cell office:value-type="float" office:value="26423700">
            <text:p>26423700</text:p>
          </table:table-cell>
          <table:table-cell office:value-type="string">
            <text:p>July 1, 2016</text:p>
          </table:table-cell>
          <table:table-cell office:value-type="string">
            <text:p>0.35%</text:p>
          </table:table-cell>
          <table:table-cell office:value-type="string">
            <text:p>MOZ</text:p>
          </table:table-cell>
          <table:table-cell table:number-columns-repeated="6"/>
        </table:table-row>
        <table:table-row table:style-name="ro1">
          <table:table-cell office:value-type="string">
            <text:p>Myanmar</text:p>
          </table:table-cell>
          <table:table-cell office:value-type="float" office:value="54635000">
            <text:p>54635000</text:p>
          </table:table-cell>
          <table:table-cell office:value-type="string">
            <text:p>July 1, 2016</text:p>
          </table:table-cell>
          <table:table-cell office:value-type="string">
            <text:p>0.73%</text:p>
          </table:table-cell>
          <table:table-cell office:value-type="string">
            <text:p>MMR</text:p>
          </table:table-cell>
          <table:table-cell table:number-columns-repeated="6"/>
        </table:table-row>
        <table:table-row table:style-name="ro1">
          <table:table-cell office:value-type="string">
            <text:p>Namibia</text:p>
          </table:table-cell>
          <table:table-cell office:value-type="float" office:value="2324388">
            <text:p>2324388</text:p>
          </table:table-cell>
          <table:table-cell office:value-type="string">
            <text:p>July 1, 2016</text:p>
          </table:table-cell>
          <table:table-cell office:value-type="string">
            <text:p>0.031%</text:p>
          </table:table-cell>
          <table:table-cell office:value-type="string">
            <text:p>NAM</text:p>
          </table:table-cell>
          <table:table-cell table:number-columns-repeated="6"/>
        </table:table-row>
        <table:table-row table:style-name="ro1">
          <table:table-cell office:value-type="string">
            <text:p>Nauru</text:p>
          </table:table-cell>
          <table:table-cell office:value-type="float" office:value="10084">
            <text:p>10084</text:p>
          </table:table-cell>
          <table:table-cell office:value-type="string">
            <text:p>October 30, 2011</text:p>
          </table:table-cell>
          <table:table-cell office:value-type="string">
            <text:p>0.00014%</text:p>
          </table:table-cell>
          <table:table-cell office:value-type="string">
            <text:p>NRU</text:p>
          </table:table-cell>
          <table:table-cell table:number-columns-repeated="6"/>
        </table:table-row>
        <table:table-row table:style-name="ro1">
          <table:table-cell office:value-type="string">
            <text:p>Nepal</text:p>
          </table:table-cell>
          <table:table-cell office:value-type="float" office:value="30986975">
            <text:p>30986975</text:p>
          </table:table-cell>
          <table:table-cell office:value-type="string">
            <text:p>July 1, 2016</text:p>
          </table:table-cell>
          <table:table-cell office:value-type="string">
            <text:p>0.38%</text:p>
          </table:table-cell>
          <table:table-cell office:value-type="string">
            <text:p>NPL</text:p>
          </table:table-cell>
          <table:table-cell table:number-columns-repeated="6"/>
        </table:table-row>
        <table:table-row table:style-name="ro1">
          <table:table-cell office:value-type="string">
            <text:p>Netherlands</text:p>
          </table:table-cell>
          <table:table-cell office:value-type="float" office:value="17067600">
            <text:p>17067600</text:p>
          </table:table-cell>
          <table:table-cell office:value-type="string">
            <text:p>December 2, 2016</text:p>
          </table:table-cell>
          <table:table-cell office:value-type="string">
            <text:p>0.229%</text:p>
          </table:table-cell>
          <table:table-cell office:value-type="string">
            <text:p>NLD</text:p>
          </table:table-cell>
          <table:table-cell table:number-columns-repeated="6"/>
        </table:table-row>
        <table:table-row table:style-name="ro1">
          <table:table-cell office:value-type="string">
            <text:p>New Caledonia (France)</text:p>
          </table:table-cell>
          <table:table-cell office:value-type="float" office:value="268767">
            <text:p>268767</text:p>
          </table:table-cell>
          <table:table-cell office:value-type="string">
            <text:p>August 26, 2014</text:p>
          </table:table-cell>
          <table:table-cell office:value-type="string">
            <text:p>0.0036%</text:p>
          </table:table-cell>
          <table:table-cell office:value-type="string">
            <text:p>NCL</text:p>
          </table:table-cell>
          <table:table-cell table:number-columns-repeated="6"/>
        </table:table-row>
        <table:table-row table:style-name="ro1">
          <table:table-cell office:value-type="string">
            <text:p>New Zealand</text:p>
          </table:table-cell>
          <table:table-cell office:value-type="float" office:value="4737340">
            <text:p>4737340</text:p>
          </table:table-cell>
          <table:table-cell office:value-type="string">
            <text:p>December 2, 2016</text:p>
          </table:table-cell>
          <table:table-cell office:value-type="string">
            <text:p>0.0634%</text:p>
          </table:table-cell>
          <table:table-cell office:value-type="string">
            <text:p>NZL</text:p>
          </table:table-cell>
          <table:table-cell table:number-columns-repeated="6"/>
        </table:table-row>
        <table:table-row table:style-name="ro1">
          <table:table-cell office:value-type="string">
            <text:p>Nicaragua</text:p>
          </table:table-cell>
          <table:table-cell office:value-type="float" office:value="6262703">
            <text:p>6262703</text:p>
          </table:table-cell>
          <table:table-cell office:value-type="string">
            <text:p>January 1, 2015</text:p>
          </table:table-cell>
          <table:table-cell office:value-type="string">
            <text:p>0.084%</text:p>
          </table:table-cell>
          <table:table-cell office:value-type="string">
            <text:p>NIC</text:p>
          </table:table-cell>
          <table:table-cell table:number-columns-repeated="6"/>
        </table:table-row>
        <table:table-row table:style-name="ro1">
          <table:table-cell office:value-type="string">
            <text:p>Niger</text:p>
          </table:table-cell>
          <table:table-cell office:value-type="float" office:value="20715000">
            <text:p>20715000</text:p>
          </table:table-cell>
          <table:table-cell office:value-type="string">
            <text:p>July 1, 2016</text:p>
          </table:table-cell>
          <table:table-cell office:value-type="string">
            <text:p>0.28%</text:p>
          </table:table-cell>
          <table:table-cell office:value-type="string">
            <text:p>NER</text:p>
          </table:table-cell>
          <table:table-cell table:number-columns-repeated="6"/>
        </table:table-row>
        <table:table-row table:style-name="ro1">
          <table:table-cell office:value-type="string">
            <text:p>Nigeria</text:p>
          </table:table-cell>
          <table:table-cell office:value-type="float" office:value="186987000">
            <text:p>186987000</text:p>
          </table:table-cell>
          <table:table-cell office:value-type="string">
            <text:p>July 1, 2016</text:p>
          </table:table-cell>
          <table:table-cell office:value-type="string">
            <text:p>2.5%</text:p>
          </table:table-cell>
          <table:table-cell office:value-type="string">
            <text:p>NGA</text:p>
          </table:table-cell>
          <table:table-cell table:number-columns-repeated="6"/>
        </table:table-row>
        <table:table-row table:style-name="ro1">
          <table:table-cell office:value-type="string">
            <text:p>Niue</text:p>
          </table:table-cell>
          <table:table-cell office:value-type="float" office:value="1470">
            <text:p>1470</text:p>
          </table:table-cell>
          <table:table-cell office:value-type="string">
            <text:p>July 1, 2015</text:p>
          </table:table-cell>
          <table:table-cell office:value-type="string">
            <text:p>0.000020%</text:p>
          </table:table-cell>
          <table:table-cell office:value-type="string">
            <text:p>NIU</text:p>
          </table:table-cell>
          <table:table-cell table:number-columns-repeated="6"/>
        </table:table-row>
        <table:table-row table:style-name="ro1">
          <table:table-cell office:value-type="string">
            <text:p>Norfolk Island (Australia)</text:p>
          </table:table-cell>
          <table:table-cell office:value-type="float" office:value="2302">
            <text:p>2302</text:p>
          </table:table-cell>
          <table:table-cell office:value-type="string">
            <text:p>August 9, 2011</text:p>
          </table:table-cell>
          <table:table-cell office:value-type="string">
            <text:p>0.000031%</text:p>
          </table:table-cell>
          <table:table-cell office:value-type="string">
            <text:p>NFK</text:p>
          </table:table-cell>
          <table:table-cell table:number-columns-repeated="6"/>
        </table:table-row>
        <table:table-row table:style-name="ro1">
          <table:table-cell office:value-type="string">
            <text:p>North Korea</text:p>
          </table:table-cell>
          <table:table-cell office:value-type="float" office:value="24213510">
            <text:p>24213510</text:p>
          </table:table-cell>
          <table:table-cell office:value-type="string">
            <text:p>October 1, 2014</text:p>
          </table:table-cell>
          <table:table-cell office:value-type="string">
            <text:p>0.32%</text:p>
          </table:table-cell>
          <table:table-cell office:value-type="string">
            <text:p>PRK</text:p>
          </table:table-cell>
          <table:table-cell table:number-columns-repeated="6"/>
        </table:table-row>
        <table:table-row table:style-name="ro1">
          <table:table-cell office:value-type="string">
            <text:p>Northern Mariana Islands (U.S.)</text:p>
          </table:table-cell>
          <table:table-cell office:value-type="float" office:value="56940">
            <text:p>56940</text:p>
          </table:table-cell>
          <table:table-cell office:value-type="string">
            <text:p>July 1, 2015</text:p>
          </table:table-cell>
          <table:table-cell office:value-type="string">
            <text:p>0.00076%</text:p>
          </table:table-cell>
          <table:table-cell office:value-type="string">
            <text:p>MNP</text:p>
          </table:table-cell>
          <table:table-cell table:number-columns-repeated="6"/>
        </table:table-row>
        <table:table-row table:style-name="ro1">
          <table:table-cell office:value-type="string">
            <text:p>Norway</text:p>
          </table:table-cell>
          <table:table-cell office:value-type="float" office:value="5252166">
            <text:p>5252166</text:p>
          </table:table-cell>
          <table:table-cell office:value-type="string">
            <text:p>October 1, 2016</text:p>
          </table:table-cell>
          <table:table-cell office:value-type="string">
            <text:p>0.07%</text:p>
          </table:table-cell>
          <table:table-cell office:value-type="string">
            <text:p>NOR</text:p>
          </table:table-cell>
          <table:table-cell table:number-columns-repeated="6"/>
        </table:table-row>
        <table:table-row table:style-name="ro1">
          <table:table-cell office:value-type="string">
            <text:p>Oman</text:p>
          </table:table-cell>
          <table:table-cell office:value-type="float" office:value="4550538">
            <text:p>4550538</text:p>
          </table:table-cell>
          <table:table-cell office:value-type="string">
            <text:p>November 30, 2016</text:p>
          </table:table-cell>
          <table:table-cell office:value-type="string">
            <text:p>0.061%</text:p>
          </table:table-cell>
          <table:table-cell office:value-type="string">
            <text:p>OMN</text:p>
          </table:table-cell>
          <table:table-cell table:number-columns-repeated="6"/>
        </table:table-row>
        <table:table-row table:style-name="ro1">
          <table:table-cell office:value-type="string">
            <text:p>Pakistan</text:p>
          </table:table-cell>
          <table:table-cell office:value-type="float" office:value="194973000">
            <text:p>194973000</text:p>
          </table:table-cell>
          <table:table-cell office:value-type="string">
            <text:p>December 2, 2016</text:p>
          </table:table-cell>
          <table:table-cell office:value-type="string">
            <text:p>2.61%</text:p>
          </table:table-cell>
          <table:table-cell office:value-type="string">
            <text:p>PAK</text:p>
          </table:table-cell>
          <table:table-cell table:number-columns-repeated="6"/>
        </table:table-row>
        <table:table-row table:style-name="ro1">
          <table:table-cell office:value-type="string">
            <text:p>Palau</text:p>
          </table:table-cell>
          <table:table-cell office:value-type="float" office:value="17950">
            <text:p>17950</text:p>
          </table:table-cell>
          <table:table-cell office:value-type="string">
            <text:p>July 1, 2015</text:p>
          </table:table-cell>
          <table:table-cell office:value-type="string">
            <text:p>0.00024%</text:p>
          </table:table-cell>
          <table:table-cell office:value-type="string">
            <text:p>PLW</text:p>
          </table:table-cell>
          <table:table-cell table:number-columns-repeated="6"/>
        </table:table-row>
        <table:table-row table:style-name="ro1">
          <table:table-cell office:value-type="string">
            <text:p>Palestine</text:p>
          </table:table-cell>
          <table:table-cell office:value-type="float" office:value="4816503">
            <text:p>4816503</text:p>
          </table:table-cell>
          <table:table-cell office:value-type="string">
            <text:p>July 1, 2016</text:p>
          </table:table-cell>
          <table:table-cell office:value-type="string">
            <text:p>0.064%</text:p>
          </table:table-cell>
          <table:table-cell office:value-type="string">
            <text:p>PSE</text:p>
          </table:table-cell>
          <table:table-cell table:number-columns-repeated="6"/>
        </table:table-row>
        <table:table-row table:style-name="ro1">
          <table:table-cell office:value-type="string">
            <text:p>Panama</text:p>
          </table:table-cell>
          <table:table-cell office:value-type="float" office:value="3814672">
            <text:p>3814672</text:p>
          </table:table-cell>
          <table:table-cell office:value-type="string">
            <text:p>July 1, 2016</text:p>
          </table:table-cell>
          <table:table-cell office:value-type="string">
            <text:p>0.051%</text:p>
          </table:table-cell>
          <table:table-cell office:value-type="string">
            <text:p>PAN</text:p>
          </table:table-cell>
          <table:table-cell table:number-columns-repeated="6"/>
        </table:table-row>
        <table:table-row table:style-name="ro1">
          <table:table-cell office:value-type="string">
            <text:p>Papua New Guinea</text:p>
          </table:table-cell>
          <table:table-cell office:value-type="float" office:value="8151300">
            <text:p>8151300</text:p>
          </table:table-cell>
          <table:table-cell office:value-type="string">
            <text:p>July 1, 2016</text:p>
          </table:table-cell>
          <table:table-cell office:value-type="string">
            <text:p>0.109%</text:p>
          </table:table-cell>
          <table:table-cell office:value-type="string">
            <text:p>PNG</text:p>
          </table:table-cell>
          <table:table-cell table:number-columns-repeated="6"/>
        </table:table-row>
        <table:table-row table:style-name="ro1">
          <table:table-cell office:value-type="string">
            <text:p>Paraguay</text:p>
          </table:table-cell>
          <table:table-cell office:value-type="float" office:value="6854536">
            <text:p>6854536</text:p>
          </table:table-cell>
          <table:table-cell office:value-type="string">
            <text:p>January 1, 2016</text:p>
          </table:table-cell>
          <table:table-cell office:value-type="string">
            <text:p>0.092%</text:p>
          </table:table-cell>
          <table:table-cell office:value-type="string">
            <text:p>PRY</text:p>
          </table:table-cell>
          <table:table-cell table:number-columns-repeated="6"/>
        </table:table-row>
        <table:table-row table:style-name="ro1">
          <table:table-cell office:value-type="string">
            <text:p>Peru</text:p>
          </table:table-cell>
          <table:table-cell office:value-type="float" office:value="31488700">
            <text:p>31488700</text:p>
          </table:table-cell>
          <table:table-cell office:value-type="string">
            <text:p>July 1, 2016</text:p>
          </table:table-cell>
          <table:table-cell office:value-type="string">
            <text:p>0.42%</text:p>
          </table:table-cell>
          <table:table-cell office:value-type="string">
            <text:p>PER</text:p>
          </table:table-cell>
          <table:table-cell table:number-columns-repeated="6"/>
        </table:table-row>
        <table:table-row table:style-name="ro1">
          <table:table-cell office:value-type="string">
            <text:p>Philippines</text:p>
          </table:table-cell>
          <table:table-cell office:value-type="float" office:value="103402000">
            <text:p>103402000</text:p>
          </table:table-cell>
          <table:table-cell office:value-type="string">
            <text:p>December 2, 2016</text:p>
          </table:table-cell>
          <table:table-cell office:value-type="string">
            <text:p>1.38%</text:p>
          </table:table-cell>
          <table:table-cell office:value-type="string">
            <text:p>PHL</text:p>
          </table:table-cell>
          <table:table-cell table:number-columns-repeated="6"/>
        </table:table-row>
        <table:table-row table:style-name="ro1">
          <table:table-cell office:value-type="string">
            <text:p>Pitcairn Islands (UK)</text:p>
          </table:table-cell>
          <table:table-cell office:value-type="float" office:value="57">
            <text:p>57</text:p>
          </table:table-cell>
          <table:table-cell office:value-type="string">
            <text:p>July 1, 2014</text:p>
          </table:table-cell>
          <table:table-cell office:value-type="string">
            <text:p>0.00000075%</text:p>
          </table:table-cell>
          <table:table-cell office:value-type="string">
            <text:p>PCN</text:p>
          </table:table-cell>
          <table:table-cell table:number-columns-repeated="6"/>
        </table:table-row>
        <table:table-row table:style-name="ro1">
          <table:table-cell office:value-type="string">
            <text:p>Poland</text:p>
          </table:table-cell>
          <table:table-cell office:value-type="float" office:value="38426809">
            <text:p>38426809</text:p>
          </table:table-cell>
          <table:table-cell office:value-type="string">
            <text:p>July 1, 2016</text:p>
          </table:table-cell>
          <table:table-cell office:value-type="string">
            <text:p>0.51%</text:p>
          </table:table-cell>
          <table:table-cell office:value-type="string">
            <text:p>POL</text:p>
          </table:table-cell>
          <table:table-cell table:number-columns-repeated="6"/>
        </table:table-row>
        <table:table-row table:style-name="ro1">
          <table:table-cell office:value-type="string">
            <text:p>Portugal</text:p>
          </table:table-cell>
          <table:table-cell office:value-type="float" office:value="10341330">
            <text:p>10341330</text:p>
          </table:table-cell>
          <table:table-cell office:value-type="string">
            <text:p>December 31, 2015</text:p>
          </table:table-cell>
          <table:table-cell office:value-type="string">
            <text:p>0.14%</text:p>
          </table:table-cell>
          <table:table-cell office:value-type="string">
            <text:p>PRT</text:p>
          </table:table-cell>
          <table:table-cell table:number-columns-repeated="6"/>
        </table:table-row>
        <table:table-row table:style-name="ro1">
          <table:table-cell office:value-type="string">
            <text:p>Puerto Rico (U.S.)</text:p>
          </table:table-cell>
          <table:table-cell office:value-type="float" office:value="3474182">
            <text:p>3474182</text:p>
          </table:table-cell>
          <table:table-cell office:value-type="string">
            <text:p>July 1, 2015</text:p>
          </table:table-cell>
          <table:table-cell office:value-type="string">
            <text:p>0.047%</text:p>
          </table:table-cell>
          <table:table-cell office:value-type="string">
            <text:p>PRI</text:p>
          </table:table-cell>
          <table:table-cell table:number-columns-repeated="6"/>
        </table:table-row>
        <table:table-row table:style-name="ro1">
          <table:table-cell office:value-type="string">
            <text:p>Qatar</text:p>
          </table:table-cell>
          <table:table-cell office:value-type="float" office:value="2611522">
            <text:p>2611522</text:p>
          </table:table-cell>
          <table:table-cell office:value-type="string">
            <text:p>October 31, 2016</text:p>
          </table:table-cell>
          <table:table-cell office:value-type="string">
            <text:p>0.035%</text:p>
          </table:table-cell>
          <table:table-cell office:value-type="string">
            <text:p>QAT</text:p>
          </table:table-cell>
          <table:table-cell table:number-columns-repeated="6"/>
        </table:table-row>
        <table:table-row table:style-name="ro1">
          <table:table-cell office:value-type="string">
            <text:p>Romania</text:p>
          </table:table-cell>
          <table:table-cell office:value-type="float" office:value="19760000">
            <text:p>19760000</text:p>
          </table:table-cell>
          <table:table-cell office:value-type="string">
            <text:p>January 1, 2016</text:p>
          </table:table-cell>
          <table:table-cell office:value-type="string">
            <text:p>0.26%</text:p>
          </table:table-cell>
          <table:table-cell office:value-type="string">
            <text:p>ROU</text:p>
          </table:table-cell>
          <table:table-cell table:number-columns-repeated="6"/>
        </table:table-row>
        <table:table-row table:style-name="ro1">
          <table:table-cell office:value-type="string">
            <text:p>Russia</text:p>
          </table:table-cell>
          <table:table-cell office:value-type="float" office:value="146727405">
            <text:p>146727405</text:p>
          </table:table-cell>
          <table:table-cell office:value-type="string">
            <text:p>September 1, 2016</text:p>
          </table:table-cell>
          <table:table-cell office:value-type="string">
            <text:p>1.96%</text:p>
          </table:table-cell>
          <table:table-cell office:value-type="string">
            <text:p>RUS</text:p>
          </table:table-cell>
          <table:table-cell table:number-columns-repeated="6"/>
        </table:table-row>
        <table:table-row table:style-name="ro1">
          <table:table-cell office:value-type="string">
            <text:p>Rwanda</text:p>
          </table:table-cell>
          <table:table-cell office:value-type="float" office:value="11553188">
            <text:p>11553188</text:p>
          </table:table-cell>
          <table:table-cell office:value-type="string">
            <text:p>July 1, 2016</text:p>
          </table:table-cell>
          <table:table-cell office:value-type="string">
            <text:p>0.15%</text:p>
          </table:table-cell>
          <table:table-cell office:value-type="string">
            <text:p>RWA</text:p>
          </table:table-cell>
          <table:table-cell table:number-columns-repeated="6"/>
        </table:table-row>
        <table:table-row table:style-name="ro2">
          <table:table-cell office:value-type="string">
            <text:p>Saint Barthelemy (France)</text:p>
          </table:table-cell>
          <table:table-cell office:value-type="float" office:value="9417">
            <text:p>9417</text:p>
          </table:table-cell>
          <table:table-cell office:value-type="string">
            <text:p>January 1, 2015</text:p>
          </table:table-cell>
          <table:table-cell office:value-type="string">
            <text:p>0.00013%</text:p>
          </table:table-cell>
          <table:table-cell office:value-type="string">
            <text:p>BLM</text:p>
          </table:table-cell>
          <table:table-cell table:number-columns-repeated="6"/>
        </table:table-row>
        <table:table-row table:style-name="ro1">
          <table:table-cell office:value-type="string">
            <text:p>Saint Kitts and Nevis</text:p>
          </table:table-cell>
          <table:table-cell office:value-type="float" office:value="46204">
            <text:p>46204</text:p>
          </table:table-cell>
          <table:table-cell office:value-type="string">
            <text:p>May 15, 2011</text:p>
          </table:table-cell>
          <table:table-cell office:value-type="string">
            <text:p>0.00062%</text:p>
          </table:table-cell>
          <table:table-cell office:value-type="string">
            <text:p>KNA</text:p>
          </table:table-cell>
          <table:table-cell table:number-columns-repeated="6"/>
        </table:table-row>
        <table:table-row table:style-name="ro1">
          <table:table-cell office:value-type="string">
            <text:p>Saint Lucia</text:p>
          </table:table-cell>
          <table:table-cell office:value-type="float" office:value="186000">
            <text:p>186000</text:p>
          </table:table-cell>
          <table:table-cell office:value-type="string">
            <text:p>July 1, 2016</text:p>
          </table:table-cell>
          <table:table-cell office:value-type="string">
            <text:p>0.0025%</text:p>
          </table:table-cell>
          <table:table-cell office:value-type="string">
            <text:p>LCA</text:p>
          </table:table-cell>
          <table:table-cell table:number-columns-repeated="6"/>
        </table:table-row>
        <table:table-row table:style-name="ro1">
          <table:table-cell office:value-type="string">
            <text:p>Saint Pierre and Miquelon (France)</text:p>
          </table:table-cell>
          <table:table-cell office:value-type="float" office:value="6286">
            <text:p>6286</text:p>
          </table:table-cell>
          <table:table-cell office:value-type="string">
            <text:p>January 1, 2015</text:p>
          </table:table-cell>
          <table:table-cell office:value-type="string">
            <text:p>0.000084%</text:p>
          </table:table-cell>
          <table:table-cell office:value-type="string">
            <text:p>SPM</text:p>
          </table:table-cell>
          <table:table-cell table:number-columns-repeated="6"/>
        </table:table-row>
        <table:table-row table:style-name="ro1">
          <table:table-cell office:value-type="string">
            <text:p>Saint Vincent and the Grenadines</text:p>
          </table:table-cell>
          <table:table-cell office:value-type="float" office:value="109991">
            <text:p>109991</text:p>
          </table:table-cell>
          <table:table-cell office:value-type="string">
            <text:p>June 12, 2012</text:p>
          </table:table-cell>
          <table:table-cell office:value-type="string">
            <text:p>0.0015%</text:p>
          </table:table-cell>
          <table:table-cell office:value-type="string">
            <text:p>VCT</text:p>
          </table:table-cell>
          <table:table-cell table:number-columns-repeated="6"/>
        </table:table-row>
        <table:table-row table:style-name="ro1">
          <table:table-cell office:value-type="string">
            <text:p>Samoa</text:p>
          </table:table-cell>
          <table:table-cell office:value-type="float" office:value="194899">
            <text:p>194899</text:p>
          </table:table-cell>
          <table:table-cell office:value-type="string">
            <text:p>January 1, 2016</text:p>
          </table:table-cell>
          <table:table-cell office:value-type="string">
            <text:p>0.0026%</text:p>
          </table:table-cell>
          <table:table-cell office:value-type="string">
            <text:p>WSM</text:p>
          </table:table-cell>
          <table:table-cell table:number-columns-repeated="6"/>
        </table:table-row>
        <table:table-row table:style-name="ro1">
          <table:table-cell office:value-type="string">
            <text:p>San Marino</text:p>
          </table:table-cell>
          <table:table-cell office:value-type="float" office:value="33005">
            <text:p>33005</text:p>
          </table:table-cell>
          <table:table-cell office:value-type="string">
            <text:p>December 31, 2015</text:p>
          </table:table-cell>
          <table:table-cell office:value-type="string">
            <text:p>0.00044%</text:p>
          </table:table-cell>
          <table:table-cell office:value-type="string">
            <text:p>SMR</text:p>
          </table:table-cell>
          <table:table-cell table:number-columns-repeated="6"/>
        </table:table-row>
        <table:table-row table:style-name="ro1">
          <table:table-cell office:value-type="string">
            <text:p>Saudi Arabia</text:p>
          </table:table-cell>
          <table:table-cell office:value-type="float" office:value="32248000">
            <text:p>32248000</text:p>
          </table:table-cell>
          <table:table-cell office:value-type="string">
            <text:p>July 1, 2016</text:p>
          </table:table-cell>
          <table:table-cell office:value-type="string">
            <text:p>0.43%</text:p>
          </table:table-cell>
          <table:table-cell office:value-type="string">
            <text:p>SAU</text:p>
          </table:table-cell>
          <table:table-cell table:number-columns-repeated="6"/>
        </table:table-row>
        <table:table-row table:style-name="ro1">
          <table:table-cell office:value-type="string">
            <text:p>Senegal</text:p>
          </table:table-cell>
          <table:table-cell office:value-type="float" office:value="14799859">
            <text:p>14799859</text:p>
          </table:table-cell>
          <table:table-cell office:value-type="string">
            <text:p>January 1, 2016</text:p>
          </table:table-cell>
          <table:table-cell office:value-type="string">
            <text:p>0.2%</text:p>
          </table:table-cell>
          <table:table-cell office:value-type="string">
            <text:p>SEN</text:p>
          </table:table-cell>
          <table:table-cell table:number-columns-repeated="6"/>
        </table:table-row>
        <table:table-row table:style-name="ro1">
          <table:table-cell office:value-type="string">
            <text:p>Serbia</text:p>
          </table:table-cell>
          <table:table-cell office:value-type="float" office:value="7076372">
            <text:p>7076372</text:p>
          </table:table-cell>
          <table:table-cell office:value-type="string">
            <text:p>January 1, 2016</text:p>
          </table:table-cell>
          <table:table-cell office:value-type="string">
            <text:p>0.095%</text:p>
          </table:table-cell>
          <table:table-cell office:value-type="string">
            <text:p>SRB</text:p>
          </table:table-cell>
          <table:table-cell table:number-columns-repeated="6"/>
        </table:table-row>
        <table:table-row table:style-name="ro1">
          <table:table-cell office:value-type="string">
            <text:p>Seychelles</text:p>
          </table:table-cell>
          <table:table-cell office:value-type="float" office:value="93144">
            <text:p>93144</text:p>
          </table:table-cell>
          <table:table-cell office:value-type="string">
            <text:p>December 31, 2015</text:p>
          </table:table-cell>
          <table:table-cell office:value-type="string">
            <text:p>0.0012%</text:p>
          </table:table-cell>
          <table:table-cell office:value-type="string">
            <text:p>SYC</text:p>
          </table:table-cell>
          <table:table-cell table:number-columns-repeated="6"/>
        </table:table-row>
        <table:table-row table:style-name="ro1">
          <table:table-cell office:value-type="string">
            <text:p>Sierra Leone</text:p>
          </table:table-cell>
          <table:table-cell office:value-type="float" office:value="7075641">
            <text:p>7075641</text:p>
          </table:table-cell>
          <table:table-cell office:value-type="string">
            <text:p>December 4, 2015</text:p>
          </table:table-cell>
          <table:table-cell office:value-type="string">
            <text:p>0.095%</text:p>
          </table:table-cell>
          <table:table-cell office:value-type="string">
            <text:p>SLE</text:p>
          </table:table-cell>
          <table:table-cell table:number-columns-repeated="6"/>
        </table:table-row>
        <table:table-row table:style-name="ro1">
          <table:table-cell office:value-type="string">
            <text:p>Singapore</text:p>
          </table:table-cell>
          <table:table-cell office:value-type="float" office:value="5607300">
            <text:p>5607300</text:p>
          </table:table-cell>
          <table:table-cell office:value-type="string">
            <text:p>July 1, 2016</text:p>
          </table:table-cell>
          <table:table-cell office:value-type="string">
            <text:p>0.075%</text:p>
          </table:table-cell>
          <table:table-cell office:value-type="string">
            <text:p>SGP</text:p>
          </table:table-cell>
          <table:table-cell table:number-columns-repeated="6"/>
        </table:table-row>
        <table:table-row table:style-name="ro1">
          <table:table-cell office:value-type="string">
            <text:p>Sint Maarten (Netherlands)</text:p>
          </table:table-cell>
          <table:table-cell office:value-type="float" office:value="39410">
            <text:p>39410</text:p>
          </table:table-cell>
          <table:table-cell office:value-type="string">
            <text:p>January 1, 2016</text:p>
          </table:table-cell>
          <table:table-cell office:value-type="string">
            <text:p>0.00053%</text:p>
          </table:table-cell>
          <table:table-cell office:value-type="string">
            <text:p>SXM</text:p>
          </table:table-cell>
          <table:table-cell table:number-columns-repeated="6"/>
        </table:table-row>
        <table:table-row table:style-name="ro1">
          <table:table-cell office:value-type="string">
            <text:p>Slovakia</text:p>
          </table:table-cell>
          <table:table-cell office:value-type="float" office:value="5426252">
            <text:p>5426252</text:p>
          </table:table-cell>
          <table:table-cell office:value-type="string">
            <text:p>December 31, 2015</text:p>
          </table:table-cell>
          <table:table-cell office:value-type="string">
            <text:p>0.073%</text:p>
          </table:table-cell>
          <table:table-cell office:value-type="string">
            <text:p>SVK</text:p>
          </table:table-cell>
          <table:table-cell table:number-columns-repeated="6"/>
        </table:table-row>
        <table:table-row table:style-name="ro1">
          <table:table-cell office:value-type="string">
            <text:p>Slovenia</text:p>
          </table:table-cell>
          <table:table-cell office:value-type="float" office:value="2064241">
            <text:p>2064241</text:p>
          </table:table-cell>
          <table:table-cell office:value-type="string">
            <text:p>July 1, 2016</text:p>
          </table:table-cell>
          <table:table-cell office:value-type="string">
            <text:p>0.028%</text:p>
          </table:table-cell>
          <table:table-cell office:value-type="string">
            <text:p>SVN</text:p>
          </table:table-cell>
          <table:table-cell table:number-columns-repeated="6"/>
        </table:table-row>
        <table:table-row table:style-name="ro1">
          <table:table-cell office:value-type="string">
            <text:p>Solomon Islands</text:p>
          </table:table-cell>
          <table:table-cell office:value-type="float" office:value="642000">
            <text:p>642000</text:p>
          </table:table-cell>
          <table:table-cell office:value-type="string">
            <text:p>July 1, 2015</text:p>
          </table:table-cell>
          <table:table-cell office:value-type="string">
            <text:p>0.009%</text:p>
          </table:table-cell>
          <table:table-cell office:value-type="string">
            <text:p>SLB</text:p>
          </table:table-cell>
          <table:table-cell table:number-columns-repeated="6"/>
        </table:table-row>
        <table:table-row table:style-name="ro1">
          <table:table-cell office:value-type="string">
            <text:p>Somalia</text:p>
          </table:table-cell>
          <table:table-cell office:value-type="float" office:value="11079000">
            <text:p>11079000</text:p>
          </table:table-cell>
          <table:table-cell office:value-type="string">
            <text:p>July 1, 2016</text:p>
          </table:table-cell>
          <table:table-cell office:value-type="string">
            <text:p>0.15%</text:p>
          </table:table-cell>
          <table:table-cell office:value-type="string">
            <text:p>SOM</text:p>
          </table:table-cell>
          <table:table-cell table:number-columns-repeated="6"/>
        </table:table-row>
        <table:table-row table:style-name="ro1">
          <table:table-cell office:value-type="string">
            <text:p>South Africa</text:p>
          </table:table-cell>
          <table:table-cell office:value-type="float" office:value="55908000">
            <text:p>55908000</text:p>
          </table:table-cell>
          <table:table-cell office:value-type="string">
            <text:p>July 1, 2016</text:p>
          </table:table-cell>
          <table:table-cell office:value-type="string">
            <text:p>0.75%</text:p>
          </table:table-cell>
          <table:table-cell office:value-type="string">
            <text:p>ZAF</text:p>
          </table:table-cell>
          <table:table-cell table:number-columns-repeated="6"/>
        </table:table-row>
        <table:table-row table:style-name="ro1">
          <table:table-cell office:value-type="string">
            <text:p>South Korea</text:p>
          </table:table-cell>
          <table:table-cell office:value-type="float" office:value="50801405">
            <text:p>50801405</text:p>
          </table:table-cell>
          <table:table-cell office:value-type="string">
            <text:p>July 1, 2016</text:p>
          </table:table-cell>
          <table:table-cell office:value-type="string">
            <text:p>0.68%</text:p>
          </table:table-cell>
          <table:table-cell office:value-type="string">
            <text:p>KOR</text:p>
          </table:table-cell>
          <table:table-cell table:number-columns-repeated="6"/>
        </table:table-row>
        <table:table-row table:style-name="ro1">
          <table:table-cell office:value-type="string">
            <text:p>South Sudan</text:p>
          </table:table-cell>
          <table:table-cell office:value-type="float" office:value="12131000">
            <text:p>12131000</text:p>
          </table:table-cell>
          <table:table-cell office:value-type="string">
            <text:p>July 1, 2016</text:p>
          </table:table-cell>
          <table:table-cell office:value-type="string">
            <text:p>0.16%</text:p>
          </table:table-cell>
          <table:table-cell office:value-type="string">
            <text:p>SSD</text:p>
          </table:table-cell>
          <table:table-cell table:number-columns-repeated="6"/>
        </table:table-row>
        <table:table-row table:style-name="ro1">
          <table:table-cell office:value-type="string">
            <text:p>Spain</text:p>
          </table:table-cell>
          <table:table-cell office:value-type="float" office:value="46812000">
            <text:p>46812000</text:p>
          </table:table-cell>
          <table:table-cell office:value-type="string">
            <text:p>July 1, 2016</text:p>
          </table:table-cell>
          <table:table-cell office:value-type="string">
            <text:p>0.63%</text:p>
          </table:table-cell>
          <table:table-cell office:value-type="string">
            <text:p>ESP</text:p>
          </table:table-cell>
          <table:table-cell table:number-columns-repeated="6"/>
        </table:table-row>
        <table:table-row table:style-name="ro1">
          <table:table-cell office:value-type="string">
            <text:p>Sri Lanka</text:p>
          </table:table-cell>
          <table:table-cell office:value-type="float" office:value="21203000">
            <text:p>21203000</text:p>
          </table:table-cell>
          <table:table-cell office:value-type="string">
            <text:p>July 1, 2016</text:p>
          </table:table-cell>
          <table:table-cell office:value-type="string">
            <text:p>0.28%</text:p>
          </table:table-cell>
          <table:table-cell office:value-type="string">
            <text:p>LKA</text:p>
          </table:table-cell>
          <table:table-cell table:number-columns-repeated="6"/>
        </table:table-row>
        <table:table-row table:style-name="ro1">
          <table:table-cell office:value-type="string">
            <text:p>Sudan</text:p>
          </table:table-cell>
          <table:table-cell office:value-type="float" office:value="41176000">
            <text:p>41176000</text:p>
          </table:table-cell>
          <table:table-cell office:value-type="string">
            <text:p>July 1, 2016</text:p>
          </table:table-cell>
          <table:table-cell office:value-type="string">
            <text:p>0.55%</text:p>
          </table:table-cell>
          <table:table-cell office:value-type="string">
            <text:p>SDN</text:p>
          </table:table-cell>
          <table:table-cell table:number-columns-repeated="6"/>
        </table:table-row>
        <table:table-row table:style-name="ro1">
          <table:table-cell office:value-type="string">
            <text:p>Suriname</text:p>
          </table:table-cell>
          <table:table-cell office:value-type="float" office:value="541638">
            <text:p>541638</text:p>
          </table:table-cell>
          <table:table-cell office:value-type="string">
            <text:p>August 13, 2012</text:p>
          </table:table-cell>
          <table:table-cell office:value-type="string">
            <text:p>0.0073%</text:p>
          </table:table-cell>
          <table:table-cell office:value-type="string">
            <text:p>SUR</text:p>
          </table:table-cell>
          <table:table-cell table:number-columns-repeated="6"/>
        </table:table-row>
        <table:table-row table:style-name="ro1">
          <table:table-cell office:value-type="string">
            <text:p>Swaziland</text:p>
          </table:table-cell>
          <table:table-cell office:value-type="float" office:value="1132657">
            <text:p>1132657</text:p>
          </table:table-cell>
          <table:table-cell office:value-type="string">
            <text:p>July 1, 2016</text:p>
          </table:table-cell>
          <table:table-cell office:value-type="string">
            <text:p>0.015%</text:p>
          </table:table-cell>
          <table:table-cell office:value-type="string">
            <text:p>SWZ</text:p>
          </table:table-cell>
          <table:table-cell table:number-columns-repeated="6"/>
        </table:table-row>
        <table:table-row table:style-name="ro1">
          <table:table-cell office:value-type="string">
            <text:p>Sweden</text:p>
          </table:table-cell>
          <table:table-cell office:value-type="float" office:value="9954420">
            <text:p>9954420</text:p>
          </table:table-cell>
          <table:table-cell office:value-type="string">
            <text:p>September 30, 2016</text:p>
          </table:table-cell>
          <table:table-cell office:value-type="string">
            <text:p>0.13%</text:p>
          </table:table-cell>
          <table:table-cell office:value-type="string">
            <text:p>SWE</text:p>
          </table:table-cell>
          <table:table-cell table:number-columns-repeated="6"/>
        </table:table-row>
        <table:table-row table:style-name="ro1">
          <table:table-cell office:value-type="string">
            <text:p>Switzerland</text:p>
          </table:table-cell>
          <table:table-cell office:value-type="float" office:value="8364100">
            <text:p>8364100</text:p>
          </table:table-cell>
          <table:table-cell office:value-type="string">
            <text:p>June 30, 2016</text:p>
          </table:table-cell>
          <table:table-cell office:value-type="string">
            <text:p>0.112%</text:p>
          </table:table-cell>
          <table:table-cell office:value-type="string">
            <text:p>CHE</text:p>
          </table:table-cell>
          <table:table-cell table:number-columns-repeated="6"/>
        </table:table-row>
        <table:table-row table:style-name="ro1">
          <table:table-cell office:value-type="string">
            <text:p>Syria</text:p>
          </table:table-cell>
          <table:table-cell office:value-type="float" office:value="18564000">
            <text:p>18564000</text:p>
          </table:table-cell>
          <table:table-cell office:value-type="string">
            <text:p>July 1, 2016</text:p>
          </table:table-cell>
          <table:table-cell office:value-type="string">
            <text:p>0.25%</text:p>
          </table:table-cell>
          <table:table-cell office:value-type="string">
            <text:p>SYR</text:p>
          </table:table-cell>
          <table:table-cell table:number-columns-repeated="6"/>
        </table:table-row>
        <table:table-row table:style-name="ro1">
          <table:table-cell office:value-type="string">
            <text:p>Taiwan</text:p>
          </table:table-cell>
          <table:table-cell office:value-type="float" office:value="23519518">
            <text:p>23519518</text:p>
          </table:table-cell>
          <table:table-cell office:value-type="string">
            <text:p>September 1, 2016</text:p>
          </table:table-cell>
          <table:table-cell office:value-type="string">
            <text:p>0.31%</text:p>
          </table:table-cell>
          <table:table-cell office:value-type="string">
            <text:p>TWN</text:p>
          </table:table-cell>
          <table:table-cell table:number-columns-repeated="6"/>
        </table:table-row>
        <table:table-row table:style-name="ro1">
          <table:table-cell office:value-type="string">
            <text:p>Tajikistan</text:p>
          </table:table-cell>
          <table:table-cell office:value-type="float" office:value="8551000">
            <text:p>8551000</text:p>
          </table:table-cell>
          <table:table-cell office:value-type="string">
            <text:p>January 1, 2016</text:p>
          </table:table-cell>
          <table:table-cell office:value-type="string">
            <text:p>0.115%</text:p>
          </table:table-cell>
          <table:table-cell office:value-type="string">
            <text:p>TJK</text:p>
          </table:table-cell>
          <table:table-cell table:number-columns-repeated="6"/>
        </table:table-row>
        <table:table-row table:style-name="ro1">
          <table:table-cell office:value-type="string">
            <text:p>Tanzania</text:p>
          </table:table-cell>
          <table:table-cell office:value-type="float" office:value="55155000">
            <text:p>55155000</text:p>
          </table:table-cell>
          <table:table-cell office:value-type="string">
            <text:p>July 1, 2016</text:p>
          </table:table-cell>
          <table:table-cell office:value-type="string">
            <text:p>0.74%</text:p>
          </table:table-cell>
          <table:table-cell office:value-type="string">
            <text:p>TZA</text:p>
          </table:table-cell>
          <table:table-cell table:number-columns-repeated="6"/>
        </table:table-row>
        <table:table-row table:style-name="ro1">
          <table:table-cell office:value-type="string">
            <text:p>Thailand</text:p>
          </table:table-cell>
          <table:table-cell office:value-type="float" office:value="68145000">
            <text:p>68145000</text:p>
          </table:table-cell>
          <table:table-cell office:value-type="string">
            <text:p>July 1, 2016</text:p>
          </table:table-cell>
          <table:table-cell office:value-type="string">
            <text:p>0.91%</text:p>
          </table:table-cell>
          <table:table-cell office:value-type="string">
            <text:p>THA</text:p>
          </table:table-cell>
          <table:table-cell table:number-columns-repeated="6"/>
        </table:table-row>
        <table:table-row table:style-name="ro1">
          <table:table-cell office:value-type="string">
            <text:p>Togo</text:p>
          </table:table-cell>
          <table:table-cell office:value-type="float" office:value="7143000">
            <text:p>7143000</text:p>
          </table:table-cell>
          <table:table-cell office:value-type="string">
            <text:p>July 1, 2016</text:p>
          </table:table-cell>
          <table:table-cell office:value-type="string">
            <text:p>0.096%</text:p>
          </table:table-cell>
          <table:table-cell office:value-type="string">
            <text:p>TGO</text:p>
          </table:table-cell>
          <table:table-cell table:number-columns-repeated="6"/>
        </table:table-row>
        <table:table-row table:style-name="ro1">
          <table:table-cell office:value-type="string">
            <text:p>Tokelau (NZ)</text:p>
          </table:table-cell>
          <table:table-cell office:value-type="float" office:value="1411">
            <text:p>1411</text:p>
          </table:table-cell>
          <table:table-cell office:value-type="string">
            <text:p>October 18, 2011</text:p>
          </table:table-cell>
          <table:table-cell office:value-type="string">
            <text:p>0.000019%</text:p>
          </table:table-cell>
          <table:table-cell office:value-type="string">
            <text:p>TKL</text:p>
          </table:table-cell>
          <table:table-cell table:number-columns-repeated="6"/>
        </table:table-row>
        <table:table-row table:style-name="ro1">
          <table:table-cell office:value-type="string">
            <text:p>Tonga</text:p>
          </table:table-cell>
          <table:table-cell office:value-type="float" office:value="103252">
            <text:p>103252</text:p>
          </table:table-cell>
          <table:table-cell office:value-type="string">
            <text:p>November 30, 2011</text:p>
          </table:table-cell>
          <table:table-cell office:value-type="string">
            <text:p>0.0014%</text:p>
          </table:table-cell>
          <table:table-cell office:value-type="string">
            <text:p>TON</text:p>
          </table:table-cell>
          <table:table-cell table:number-columns-repeated="6"/>
        </table:table-row>
        <table:table-row table:style-name="ro1">
          <table:table-cell office:value-type="string">
            <text:p>Trinidad and Tobago</text:p>
          </table:table-cell>
          <table:table-cell office:value-type="float" office:value="1353895">
            <text:p>1353895</text:p>
          </table:table-cell>
          <table:table-cell office:value-type="string">
            <text:p>July 1, 2016</text:p>
          </table:table-cell>
          <table:table-cell office:value-type="string">
            <text:p>0.018%</text:p>
          </table:table-cell>
          <table:table-cell office:value-type="string">
            <text:p>TTO</text:p>
          </table:table-cell>
          <table:table-cell table:number-columns-repeated="6"/>
        </table:table-row>
        <table:table-row table:style-name="ro1">
          <table:table-cell office:value-type="string">
            <text:p>Tunisia</text:p>
          </table:table-cell>
          <table:table-cell office:value-type="float" office:value="11154400">
            <text:p>11154400</text:p>
          </table:table-cell>
          <table:table-cell office:value-type="string">
            <text:p>July 1, 2015</text:p>
          </table:table-cell>
          <table:table-cell office:value-type="string">
            <text:p>0.15%</text:p>
          </table:table-cell>
          <table:table-cell office:value-type="string">
            <text:p>TUN</text:p>
          </table:table-cell>
          <table:table-cell table:number-columns-repeated="6"/>
        </table:table-row>
        <table:table-row table:style-name="ro1">
          <table:table-cell office:value-type="string">
            <text:p>Turkey</text:p>
          </table:table-cell>
          <table:table-cell office:value-type="float" office:value="78741053">
            <text:p>78741053</text:p>
          </table:table-cell>
          <table:table-cell office:value-type="string">
            <text:p>December 31, 2015</text:p>
          </table:table-cell>
          <table:table-cell office:value-type="string">
            <text:p>1.05%</text:p>
          </table:table-cell>
          <table:table-cell office:value-type="string">
            <text:p>TUR</text:p>
          </table:table-cell>
          <table:table-cell table:number-columns-repeated="6"/>
        </table:table-row>
        <table:table-row table:style-name="ro1">
          <table:table-cell office:value-type="string">
            <text:p>Turkmenistan</text:p>
          </table:table-cell>
          <table:table-cell office:value-type="float" office:value="4751120">
            <text:p>4751120</text:p>
          </table:table-cell>
          <table:table-cell office:value-type="string">
            <text:p>December 26, 2012</text:p>
          </table:table-cell>
          <table:table-cell office:value-type="string">
            <text:p>0.064%</text:p>
          </table:table-cell>
          <table:table-cell office:value-type="string">
            <text:p>TKM</text:p>
          </table:table-cell>
          <table:table-cell table:number-columns-repeated="6"/>
        </table:table-row>
        <table:table-row table:style-name="ro1">
          <table:table-cell office:value-type="string">
            <text:p>Turks and Caicos Islands (UK)</text:p>
          </table:table-cell>
          <table:table-cell office:value-type="float" office:value="31458">
            <text:p>31458</text:p>
          </table:table-cell>
          <table:table-cell office:value-type="string">
            <text:p>January 25, 2012</text:p>
          </table:table-cell>
          <table:table-cell office:value-type="string">
            <text:p>0.00042%</text:p>
          </table:table-cell>
          <table:table-cell office:value-type="string">
            <text:p>TCA</text:p>
          </table:table-cell>
          <table:table-cell table:number-columns-repeated="6"/>
        </table:table-row>
        <table:table-row table:style-name="ro1">
          <table:table-cell office:value-type="string">
            <text:p>Tuvalu</text:p>
          </table:table-cell>
          <table:table-cell office:value-type="float" office:value="10640">
            <text:p>10640</text:p>
          </table:table-cell>
          <table:table-cell office:value-type="string">
            <text:p>November 4, 2012</text:p>
          </table:table-cell>
          <table:table-cell office:value-type="string">
            <text:p>0.00014%</text:p>
          </table:table-cell>
          <table:table-cell office:value-type="string">
            <text:p>TUV</text:p>
          </table:table-cell>
          <table:table-cell table:number-columns-repeated="6"/>
        </table:table-row>
        <table:table-row table:style-name="ro1">
          <table:table-cell office:value-type="string">
            <text:p>Uganda</text:p>
          </table:table-cell>
          <table:table-cell office:value-type="float" office:value="36860700">
            <text:p>36860700</text:p>
          </table:table-cell>
          <table:table-cell office:value-type="string">
            <text:p>July 1, 2016</text:p>
          </table:table-cell>
          <table:table-cell office:value-type="string">
            <text:p>0.49%</text:p>
          </table:table-cell>
          <table:table-cell office:value-type="string">
            <text:p>UGA</text:p>
          </table:table-cell>
          <table:table-cell table:number-columns-repeated="6"/>
        </table:table-row>
        <table:table-row table:style-name="ro1">
          <table:table-cell office:value-type="string">
            <text:p>Ukraine</text:p>
          </table:table-cell>
          <table:table-cell office:value-type="float" office:value="42635097">
            <text:p>42635097</text:p>
          </table:table-cell>
          <table:table-cell office:value-type="string">
            <text:p>October 1, 2016</text:p>
          </table:table-cell>
          <table:table-cell office:value-type="string">
            <text:p>0.57%</text:p>
          </table:table-cell>
          <table:table-cell office:value-type="string">
            <text:p>UKR</text:p>
          </table:table-cell>
          <table:table-cell table:number-columns-repeated="6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9856000">
            <text:p>9856000</text:p>
          </table:table-cell>
          <table:table-cell office:value-type="string">
            <text:p>July 1, 2016</text:p>
          </table:table-cell>
          <table:table-cell office:value-type="string">
            <text:p>0.13%</text:p>
          </table:table-cell>
          <table:table-cell office:value-type="string">
            <text:p>ARE</text:p>
          </table:table-cell>
          <table:table-cell table:number-columns-repeated="6"/>
        </table:table-row>
        <table:table-row table:style-name="ro1">
          <table:table-cell office:value-type="string">
            <text:p>United Kingdom</text:p>
          </table:table-cell>
          <table:table-cell office:value-type="float" office:value="65110000">
            <text:p>65110000</text:p>
          </table:table-cell>
          <table:table-cell office:value-type="string">
            <text:p>July 1, 2015</text:p>
          </table:table-cell>
          <table:table-cell office:value-type="string">
            <text:p>0.87%</text:p>
          </table:table-cell>
          <table:table-cell office:value-type="string">
            <text:p>GBR</text:p>
          </table:table-cell>
          <table:table-cell table:number-columns-repeated="6"/>
        </table:table-row>
        <table:table-row table:style-name="ro1">
          <table:table-cell office:value-type="string">
            <text:p>United States</text:p>
          </table:table-cell>
          <table:table-cell office:value-type="float" office:value="325055000">
            <text:p>325055000</text:p>
          </table:table-cell>
          <table:table-cell office:value-type="string">
            <text:p>December 2, 2016</text:p>
          </table:table-cell>
          <table:table-cell office:value-type="string">
            <text:p>4.35%</text:p>
          </table:table-cell>
          <table:table-cell office:value-type="string">
            <text:p>USA</text:p>
          </table:table-cell>
          <table:table-cell table:number-columns-repeated="6"/>
        </table:table-row>
        <table:table-row table:style-name="ro1">
          <table:table-cell office:value-type="string">
            <text:p>Uruguay</text:p>
          </table:table-cell>
          <table:table-cell office:value-type="float" office:value="3480222">
            <text:p>3480222</text:p>
          </table:table-cell>
          <table:table-cell office:value-type="string">
            <text:p>June 30, 2016</text:p>
          </table:table-cell>
          <table:table-cell office:value-type="string">
            <text:p>0.047%</text:p>
          </table:table-cell>
          <table:table-cell office:value-type="string">
            <text:p>URY</text:p>
          </table:table-cell>
          <table:table-cell table:number-columns-repeated="6"/>
        </table:table-row>
        <table:table-row table:style-name="ro1">
          <table:table-cell office:value-type="string">
            <text:p>Uzbekistan</text:p>
          </table:table-cell>
          <table:table-cell office:value-type="float" office:value="31575300">
            <text:p>31575300</text:p>
          </table:table-cell>
          <table:table-cell office:value-type="string">
            <text:p>January 1, 2016</text:p>
          </table:table-cell>
          <table:table-cell office:value-type="string">
            <text:p>0.42%</text:p>
          </table:table-cell>
          <table:table-cell office:value-type="string">
            <text:p>UZB</text:p>
          </table:table-cell>
          <table:table-cell table:number-columns-repeated="6"/>
        </table:table-row>
        <table:table-row table:style-name="ro1">
          <table:table-cell office:value-type="string">
            <text:p>Vanuatu</text:p>
          </table:table-cell>
          <table:table-cell office:value-type="float" office:value="277500">
            <text:p>277500</text:p>
          </table:table-cell>
          <table:table-cell office:value-type="string">
            <text:p>July 1, 2015</text:p>
          </table:table-cell>
          <table:table-cell office:value-type="string">
            <text:p>0.0037%</text:p>
          </table:table-cell>
          <table:table-cell office:value-type="string">
            <text:p>VUT</text:p>
          </table:table-cell>
          <table:table-cell table:number-columns-repeated="6"/>
        </table:table-row>
        <table:table-row table:style-name="ro1">
          <table:table-cell office:value-type="string">
            <text:p>Vatican City</text:p>
          </table:table-cell>
          <table:table-cell office:value-type="float" office:value="842">
            <text:p>842</text:p>
          </table:table-cell>
          <table:table-cell office:value-type="string">
            <text:p>January 1, 2014</text:p>
          </table:table-cell>
          <table:table-cell office:value-type="string">
            <text:p>0.000011%</text:p>
          </table:table-cell>
          <table:table-cell office:value-type="string">
            <text:p>VAT</text:p>
          </table:table-cell>
          <table:table-cell table:number-columns-repeated="6"/>
        </table:table-row>
        <table:table-row table:style-name="ro1">
          <table:table-cell office:value-type="string">
            <text:p>Venezuela</text:p>
          </table:table-cell>
          <table:table-cell office:value-type="float" office:value="31028700">
            <text:p>31028700</text:p>
          </table:table-cell>
          <table:table-cell office:value-type="string">
            <text:p>July 1, 2016</text:p>
          </table:table-cell>
          <table:table-cell office:value-type="string">
            <text:p>0.42%</text:p>
          </table:table-cell>
          <table:table-cell office:value-type="string">
            <text:p>VEN</text:p>
          </table:table-cell>
          <table:table-cell table:number-columns-repeated="6"/>
        </table:table-row>
        <table:table-row table:style-name="ro1">
          <table:table-cell office:value-type="string">
            <text:p>Vietnam</text:p>
          </table:table-cell>
          <table:table-cell office:value-type="float" office:value="95261000">
            <text:p>95261000</text:p>
          </table:table-cell>
          <table:table-cell office:value-type="string">
            <text:p>July 1, 2016</text:p>
          </table:table-cell>
          <table:table-cell office:value-type="string">
            <text:p>1.28%</text:p>
          </table:table-cell>
          <table:table-cell office:value-type="string">
            <text:p>VNM</text:p>
          </table:table-cell>
          <table:table-cell table:number-columns-repeated="6"/>
        </table:table-row>
        <table:table-row table:style-name="ro1">
          <table:table-cell office:value-type="string">
            <text:p>Wallis and Futuna (France)</text:p>
          </table:table-cell>
          <table:table-cell office:value-type="float" office:value="11750">
            <text:p>11750</text:p>
          </table:table-cell>
          <table:table-cell office:value-type="string">
            <text:p>July 1, 2015</text:p>
          </table:table-cell>
          <table:table-cell office:value-type="string">
            <text:p>0.00016%</text:p>
          </table:table-cell>
          <table:table-cell office:value-type="string">
            <text:p>WLF</text:p>
          </table:table-cell>
          <table:table-cell table:number-columns-repeated="6"/>
        </table:table-row>
        <table:table-row table:style-name="ro1">
          <table:table-cell office:value-type="string">
            <text:p>Western Sahara[Note 16]</text:p>
          </table:table-cell>
          <table:table-cell office:value-type="float" office:value="584000">
            <text:p>584000</text:p>
          </table:table-cell>
          <table:table-cell office:value-type="string">
            <text:p>July 1, 2016</text:p>
          </table:table-cell>
          <table:table-cell office:value-type="string">
            <text:p>0.0078%</text:p>
          </table:table-cell>
          <table:table-cell office:value-type="string">
            <text:p>ESH</text:p>
          </table:table-cell>
          <table:table-cell table:number-columns-repeated="6"/>
        </table:table-row>
        <table:table-row table:style-name="ro1">
          <table:table-cell office:value-type="string">
            <text:p>Yemen</text:p>
          </table:table-cell>
          <table:table-cell office:value-type="float" office:value="27478000">
            <text:p>27478000</text:p>
          </table:table-cell>
          <table:table-cell office:value-type="string">
            <text:p>July 1, 2016</text:p>
          </table:table-cell>
          <table:table-cell office:value-type="string">
            <text:p>0.37%</text:p>
          </table:table-cell>
          <table:table-cell office:value-type="string">
            <text:p>YEM</text:p>
          </table:table-cell>
          <table:table-cell table:number-columns-repeated="6"/>
        </table:table-row>
        <table:table-row table:style-name="ro1">
          <table:table-cell office:value-type="string">
            <text:p>Zambia</text:p>
          </table:table-cell>
          <table:table-cell office:value-type="float" office:value="15933883">
            <text:p>15933883</text:p>
          </table:table-cell>
          <table:table-cell office:value-type="string">
            <text:p>July 1, 2016</text:p>
          </table:table-cell>
          <table:table-cell office:value-type="string">
            <text:p>0.21%</text:p>
          </table:table-cell>
          <table:table-cell office:value-type="string">
            <text:p>ZMB</text:p>
          </table:table-cell>
          <table:table-cell table:number-columns-repeated="6"/>
        </table:table-row>
        <table:table-row table:style-name="ro1">
          <table:table-cell office:value-type="string">
            <text:p>Zimbabwe</text:p>
          </table:table-cell>
          <table:table-cell office:value-type="float" office:value="14240168">
            <text:p>14240168</text:p>
          </table:table-cell>
          <table:table-cell office:value-type="string">
            <text:p>July 1, 2016</text:p>
          </table:table-cell>
          <table:table-cell office:value-type="string">
            <text:p>0.19%</text:p>
          </table:table-cell>
          <table:table-cell office:value-type="string">
            <text:p>ZWE</text:p>
          </table:table-cell>
          <table:table-cell table:number-columns-repeated="6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12/02/2016</text:date>, <text:time>16:49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6:21:40.40</meta:creation-date>
    <dc:date>2016-12-02T16:49:28.71</dc:date>
    <meta:editing-duration>PT8M2S</meta:editing-duration>
    <meta:editing-cycles>2</meta:editing-cycles>
    <meta:generator>OpenOffice/4.1.2$Win32 OpenOffice.org_project/412m3$Build-9782</meta:generator>
    <meta:document-statistic meta:table-count="3" meta:cell-count="1125" meta:object-count="0"/>
  </office:meta>
</office:document-meta>
</file>